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Normal">
      <style:paragraph-properties fo:margin-left="0cm" fo:margin-right="0cm" fo:text-indent="0.635cm" style:auto-text-indent="false"/>
    </style:style>
    <style:style style:name="P3" style:family="paragraph" style:parent-style-name="Normal">
      <style:paragraph-properties fo:margin-left="0cm" fo:margin-right="0cm" fo:text-indent="0.635cm" style:auto-text-indent="false" fo:break-before="page"/>
    </style:style>
    <style:style style:name="P4" style:family="paragraph" style:parent-style-name="Normal">
      <style:paragraph-properties fo:break-before="page">
        <style:tab-stops>
          <style:tab-stop style:position="5.634cm"/>
          <style:tab-stop style:position="6.405cm"/>
          <style:tab-stop style:position="7.158cm"/>
        </style:tab-stops>
      </style:paragraph-properties>
    </style:style>
    <style:style style:name="P5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6.025cm"/>
          <style:tab-stop style:position="6.856cm"/>
          <style:tab-stop style:position="7.696cm"/>
        </style:tab-stops>
      </style:paragraph-properties>
    </style:style>
    <style:style style:name="P6" style:family="paragraph" style:parent-style-name="Heading_20_1" style:master-page-name="MP0">
      <style:paragraph-properties style:page-number="auto"/>
    </style:style>
    <style:style style:name="P7" style:family="paragraph" style:parent-style-name="Heading_20_2"/>
    <style:style style:name="P8" style:family="paragraph" style:parent-style-name="Heading_20_2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1">GALENI ADVERSUS EA QUAE IU-<text:line-break/>LIANO IN HIPPOCRATE APRO-<text:line-break/>RISMOS ENUNCIATA SUNT<text:line-break/>LIBELLUS.</text:h>
      <text:h text:style-name="Heading_20_2" text:outline-level="2">l</text:h>
      <text:p text:style-name="Normal">Praestantius quidem foret , quemadmodum legislatores eos<text:line-break/>qui salso reos accusaverint, iisdem poenis quibus accusa-<text:line-break/>tus, si poenas luerint, afficiunt, sic etiam qui falso con-<text:line-break/>tra dicunt quae nequaquam didicerint eos meritas pro in-<text:line-break/>eptis quos commiserunt erroribus poenas subire. Quo-<text:line-break/>niam vero non novi quo pacto liceat de illata quidem</text:p>
      <text:p text:style-name="P1">iniuria in jus vocare, lex autem de falsi, contradicentibus<text:line-break/>minime lata sit, jure mea quidem sententia imperitissimi<text:line-break/>quique audent in optimos viros invehi. Oportebat enim,<text:line-break/>quemadmotlum olim in Aegypto singula artium inventa a<text:line-break/>publico peritorum .virorum consessu judipata columnis qui-<text:line-break/>busdam in farris locis repositis inscribebantur , sic apua<text:line-break/>nos aliquod constitui concilium justorum simulque erudi- .<text:line-break/>torum virorum, qui nova opera explorarent, in publicis<text:line-break/>locis utilia ac proba exponerent et prava quaeque perde-<text:line-break/>rent. Praestaret autem, si ne auctoris quidem nomen<text:line-break/>referrent, quemadmodum et in Aegypto observabat anti-<text:line-break/>quitus. Hac enim lege ambitiosorum immoderatum glo-<text:line-break/>riae studium non minime rep<text:span text:style-name="Default_20_Paragraph_20_Font"><text:span text:style-name="T1">r</text:span></text:span>imeretur. Nunc autem quum<text:line-break/>omnibus fcribere liceat etiam idiotis judicare, qui apud<text:line-break/>vulgus audacissimi celebrantur, quemadmodum Thessalus,<text:line-break/>qui suis scriptis Hippocratem calumniatus est, etiam si li-<text:line-break/>bruna unum composuerit, in quo, ut auguratur, ephoris-<text:line-break/>mos redarguit, perspicue nobis fe ipsum prodit ne niti-</text:p>
      <text:p text:style-name="P1">mum quidem artis Ilippocraticae percepisse. Atqui sime<text:line-break/>aequum erat, prius ipsam edoctum ita controversias mo-<text:line-break/>lini. An id fortassis a me .non recte enunciatum est?. Si<text:line-break/>namque ipsam didicisset, veris adversari nunquam ausus<text:line-break/>esset, nisi quidam protius impudens exstitisset-, qualis et<text:line-break/>nunc in Alexandria sullanus repertus est, cujus octo et<text:line-break/>quadraginta libros adversus Hippocratis aphorismos exstare<text:line-break/>fama est, ex quibusfecundum nuper assumpsi; ubi censet<text:line-break/>hunc aphorifmum falsum esse t- i<text:span text:style-name="Default_20_Paragraph_20_Font"><text:span text:style-name="T1">n a</text:span></text:span>l<text:span text:style-name="Default_20_Paragraph_20_Font"><text:span text:style-name="T1">v</text:span></text:span>i <text:span text:style-name="Default_20_Paragraph_20_Font"><text:span text:style-name="T1">perturbat</text:span></text:span>i<text:span text:style-name="Default_20_Paragraph_20_Font"><text:span text:style-name="T1">on</text:span></text:span>i<text:span text:style-name="Default_20_Paragraph_20_Font"><text:span text:style-name="T1">bus e</text:span></text:span>t<text:line-break/><text:span text:style-name="Default_20_Paragraph_20_Font"><text:span text:style-name="T1">quae spon</text:span></text:span>t<text:span text:style-name="Default_20_Paragraph_20_Font"><text:span text:style-name="T1">e</text:span></text:span> o<text:span text:style-name="Default_20_Paragraph_20_Font"><text:span text:style-name="T1">boriunt</text:span></text:span>u<text:span text:style-name="Default_20_Paragraph_20_Font"><text:span text:style-name="T1">r vom</text:span></text:span>i<text:span text:style-name="Default_20_Paragraph_20_Font"><text:span text:style-name="T1">ti</text:span></text:span>o<text:span text:style-name="Default_20_Paragraph_20_Font"><text:span text:style-name="T1">n</text:span></text:span>i<text:span text:style-name="Default_20_Paragraph_20_Font"><text:span text:style-name="T1">bu</text:span></text:span>s, <text:span text:style-name="Default_20_Paragraph_20_Font"><text:span text:style-name="T1">si qualia purgar</text:span></text:span>i<text:line-break/><text:span text:style-name="Default_20_Paragraph_20_Font"><text:span text:style-name="T1">oportea</text:span></text:span>t <text:span text:style-name="Default_20_Paragraph_20_Font"><text:span text:style-name="T1">purgen</text:span></text:span>t<text:span text:style-name="Default_20_Paragraph_20_Font"><text:span text:style-name="T1">ur, confer</text:span></text:span>t <text:span text:style-name="Default_20_Paragraph_20_Font"><text:span text:style-name="T1">e</text:span></text:span>t <text:span text:style-name="Default_20_Paragraph_20_Font"><text:span text:style-name="T1">fac</text:span></text:span>i<text:span text:style-name="Default_20_Paragraph_20_Font"><text:span text:style-name="T1">le serunt ; sin m</text:span></text:span>i<text:span text:style-name="Default_20_Paragraph_20_Font"><text:span text:style-name="T1">nus,<text:line-break/>contra. s</text:span></text:span>i<text:span text:style-name="Default_20_Paragraph_20_Font"><text:span text:style-name="T1">c et vasoru</text:span></text:span>m <text:span text:style-name="Default_20_Paragraph_20_Font"><text:span text:style-name="T1">vacuat</text:span></text:span>io , <text:span text:style-name="Default_20_Paragraph_20_Font"><text:span text:style-name="T1">si qua</text:span></text:span>l<text:span text:style-name="Default_20_Paragraph_20_Font"><text:span text:style-name="T1">em furi opor</text:span></text:span>t<text:span text:style-name="Default_20_Paragraph_20_Font"><text:span text:style-name="T1">et<text:line-break/>sta</text:span></text:span>t <text:span text:style-name="Default_20_Paragraph_20_Font"><text:span text:style-name="T1">e</text:span></text:span>t <text:span text:style-name="Default_20_Paragraph_20_Font"><text:span text:style-name="T1">confer</text:span></text:span>t <text:span text:style-name="Default_20_Paragraph_20_Font"><text:span text:style-name="T1">e</text:span></text:span>t <text:span text:style-name="Default_20_Paragraph_20_Font"><text:span text:style-name="T1">sucife ferunt; sin m</text:span></text:span>i<text:span text:style-name="Default_20_Paragraph_20_Font"><text:span text:style-name="T1">nus, con</text:span></text:span>t<text:span text:style-name="Default_20_Paragraph_20_Font"><text:span text:style-name="T1">ra. </text:span></text:span>.Pro-<text:line-break/><text:span text:style-name="Default_20_Paragraph_20_Font"><text:span text:style-name="T1">t</text:span></text:span>ecto fortunae gratia habenda est quae nobis hunc librum<text:line-break/>primo prae manibus obtulit, ne frustra tempus longius<text:line-break/>conteratur in his legendis quae in primum aphorifmum<text:line-break/>scripsit, qui deinceps ceterorum prooemium est. Nam<text:line-break/>contra illa scribere coactus nihil inde fortassis magni fe-</text:p>
      <text:p text:style-name="P1">cisso viderer, quod nondum medicam contemplationem at-<text:line-break/>tingat oratio. Verum aphorismus propositus non de mi-<text:line-break/>nimis artis praeceptis disserit, qui medico consulit, quum<text:line-break/>vacuationes spontaneae tum ipen superiorem tum inferi<text:span text:style-name="Default_20_Paragraph_20_Font"><text:span text:style-name="T1">o-<text:line-break/></text:span></text:span>rem ventrem .fiant, eas quaealvant imitari et quae illae<text:line-break/>et quomodo ipsa, ut ecquae laedunt, propriis indiciis a-<text:line-break/>nobis dignoscenda sint edocet. - Quodsi Trallianus artem<text:line-break/>ab Hippocraticis praeceptoribus didicisset, veritati <text:span text:style-name="Default_20_Paragraph_20_Font"><text:span text:style-name="T1">r</text:span></text:span>elu-<text:line-break/>ctari non ausus fuisset. At quum neque ipfe; neque bu-<text:line-break/>jusmodi temeritatis ipsius princeps Thessalus Asclepiade-<text:line-break/>rum artem noverint, mirum non est ipsus ignorare quae<text:line-break/>hi non intellexerunt, qui citra rationem su mederi proli-<text:line-break/>tentnr. Licet enim illos audire,. quum dicunt artem ex<text:line-break/>imitatrice experientia maxime incrementum sumpsisse. Nam<text:line-break/>quaecunque fortuita occasione oborta aegris praesuerint,<text:line-break/>haec nos, inquiunt, imitantes saepenumero artem consti-<text:line-break/>tuimus, eaque partiti naturalia appellant, quorum ab ipso<text:line-break/>corpore causa prodit; quorum vero exterius, haec a for-</text:p>
      <text:p text:style-name="P1">tuna ma<text:span text:style-name="Default_20_Paragraph_20_Font"><text:span text:style-name="T1">n</text:span></text:span>are proferunt, proiudeqne -non solius naturae,<text:line-break/>sed et fortunae imitatorem medicum esse. Alia sane multa<text:line-break/>ab illis viris proferuntur eorum exempla quae fortuna<text:line-break/>profuere; ut illius cui quod decidisset vena frontis secta<text:line-break/>est; postea vero similiter eandem laborantis venam, in-<text:line-break/>quiuut, fecare ausi funt, ejusdem auxilii spe ducti. Sed<text:line-break/>et alvus copiose fluens inflammatis oculis ut magnopere<text:line-break/>contulit, sic nos ad istius operationis imitationem impuli<text:span text:style-name="Default_20_Paragraph_20_Font"><text:span text:style-name="T1">t.<text:line-break/></text:span></text:span>Eodem queque modo repentinus et copiosus bilioforum<text:line-break/>excrementorum vomitus lutere laborantibus opem attulisse<text:line-break/>visos est, sic hydropicis aquosorum, sic elephante morbo<text:line-break/>nominato affectis atr<text:span text:style-name="Default_20_Paragraph_20_Font"><text:span text:style-name="T1">o</text:span></text:span>rum humorum vacuatio profuit. At-<text:line-break/>que inde perspicuum est, quod imitari medicos deceat.<text:line-break/>At cur spontaneae vacuationes reserendae funt, quum et<text:line-break/>praeceptorum effectus imitantes artem addiscimus? An si<text:line-break/>clystere quovis alvum subducente aegrum curaverit Thes-<text:line-break/>falus , a propriis discipulis ipfe imitandus est, si vero haec<text:line-break/><text:span text:style-name="Default_20_Paragraph_20_Font"><text:span text:style-name="T1">t</text:span></text:span>poute subducta sit, non imitandus? An vero fi supere<text:span text:style-name="Default_20_Paragraph_20_Font"><text:span text:style-name="T1">t-</text:span></text:span></text:p>
      <text:p text:style-name="P1">sis mulieri mensibus sanguinis vomitus suboriatur ac deinde<text:line-break/>concitata purgatione aut secta vena morbum sanaverit<text:line-break/>Thessalus, non aberrent discipuli praeceptorem imitati?<text:line-break/>Si cutem sponte menstruis erumpentibus aegra levetur,<text:line-break/>num hoc ipsis imitandum est? Atqui ad utramque imi-<text:line-break/>talionem nihil interest sive ab obstetrice, sive a ThessaIo<text:line-break/>menstruis provocatis, etiam sine his fponte exoretis aegra<text:line-break/>liberetur. Nam propter vacuatiouem praesidium, non boe<text:line-break/>ob ap<text:span text:style-name="Default_20_Paragraph_20_Font"><text:span text:style-name="T1">t</text:span></text:span>am efficientem oboritur, atque hoc docens Hippo-<text:line-break/>crates aphorismum illum scripsit: <text:span text:style-name="Default_20_Paragraph_20_Font"><text:span text:style-name="T1">mulier</text:span></text:span>i <text:span text:style-name="Default_20_Paragraph_20_Font"><text:span text:style-name="T1">sangu</text:span></text:span>i<text:span text:style-name="Default_20_Paragraph_20_Font"><text:span text:style-name="T1">nem</text:span></text:span> v,-<text:line-break/>m<text:span text:style-name="Default_20_Paragraph_20_Font"><text:span text:style-name="T1">ent</text:span></text:span>i, <text:span text:style-name="Default_20_Paragraph_20_Font"><text:span text:style-name="T1">menstru</text:span></text:span>i<text:span text:style-name="Default_20_Paragraph_20_Font"><text:span text:style-name="T1">s erumpentibus solutio conting</text:span></text:span>i<text:span text:style-name="Default_20_Paragraph_20_Font"><text:span text:style-name="T1">t. </text:span></text:span>Quotno-<text:line-break/>docunqne eruperint menstrua, morbi solutionem fore pro-<text:line-break/>nunciat, sive natura, sive nobis id efficientibus. Non<text:line-break/>enim can fa efficiens, sini quod efficitur, aegrotanti auxi-<text:line-break/>liatur. Unum duntaxat detur menstruis confertim excerni,<text:line-break/>quod verbum erumpentibus Hippocrates notavit, Ipsi nam-</text:p>
      <text:p text:style-name="P1">que mos est copiosas vacnationes sic appellare, ac si lusce<text:line-break/>verbis loquntus fuerit: <text:span text:style-name="Default_20_Paragraph_20_Font"><text:span text:style-name="T1">mul</text:span></text:span>i<text:span text:style-name="Default_20_Paragraph_20_Font"><text:span text:style-name="T1">er</text:span></text:span>i <text:span text:style-name="Default_20_Paragraph_20_Font"><text:span text:style-name="T1">sangu</text:span></text:span>i<text:span text:style-name="Default_20_Paragraph_20_Font"><text:span text:style-name="T1">nem v</text:span></text:span>o<text:span text:style-name="Default_20_Paragraph_20_Font"><text:span text:style-name="T1">ment</text:span></text:span>i. <text:span text:style-name="Default_20_Paragraph_20_Font"><text:span text:style-name="T1">men-<text:line-break/>stru</text:span></text:span>is <text:span text:style-name="Default_20_Paragraph_20_Font"><text:span text:style-name="T1">confert</text:span></text:span>i<text:span text:style-name="Default_20_Paragraph_20_Font"><text:span text:style-name="T1">m erumpen</text:span></text:span>ti<text:span text:style-name="Default_20_Paragraph_20_Font"><text:span text:style-name="T1">bu</text:span></text:span>s <text:span text:style-name="Default_20_Paragraph_20_Font"><text:span text:style-name="T1">salu</text:span></text:span>ti<text:span text:style-name="Default_20_Paragraph_20_Font"><text:span text:style-name="T1">o. </text:span></text:span>Me dies deficiat,<text:line-break/>si quaecunque sponte facta imitantur homines recensere<text:line-break/>velim nec sane alius quispiam hac de re dubitat; imo hoc<text:line-break/>omnes tanquam communem notionem recipiunt, improbis<text:line-break/><text:span text:style-name="Default_20_Paragraph_20_Font"><text:span text:style-name="T1">s</text:span></text:span>ophistis exceptis, qui in artis operibus etiam idiotis fiunt<text:line-break/>deteriores. Possunt autem impudenter attentare et proli-<text:line-break/>xas in optimos medicos nugas adstruere , qualis nunc lu-<text:line-break/>lianus isse factus est, quem omnes norunt nunquam in<text:line-break/>artis operibus versatum esse, pudore famen vacuum vele-<text:line-break/>res medicos iniuriis <text:span text:style-name="Default_20_Paragraph_20_Font"><text:span text:style-name="T1">a</text:span></text:span>bscedere.</text:p>
      <text:h text:style-name="Heading_20_2" text:outline-level="2"><text:bookmark-start text:name="bookmark0"/><text:span text:style-name="Default_20_Paragraph_20_Font">II.</text:span><text:bookmark-end text:name="bookmark0"/></text:h>
      <text:p text:style-name="P2">Quae igitur adversus paulo ante commemoratum apho-<text:line-break/>rifmum ausus est mandare literis ea quam ignorantiam<text:line-break/>aut impudentiam aut audaciam divulgent, .imo si verita-</text:p>
      <text:p text:style-name="P1">tem enunciare oporteat, et haec omnia et his etiamnum<text:line-break/>plura verbis aperire non possumus. At praestitisset for-<text:line-break/>tassis illa neque opposita oratione digna scriptis censere,<text:line-break/>neque etiam in bis tempus conterere. Verum quum ami-<text:line-break/>corum meorum plerique me adsiduo obnixe rogassent , ut<text:line-break/>quae oblato mihi libro , quo praedictum aphorifmum ar-<text:line-break/>guere sullanus conatur , disseruerim, ea commentariis pro-<text:line-break/>derem , atque hoc non exiguum munus pertuli, imo longe<text:line-break/>majus, si verum fatendum sit, ex temporalibus commenta-<text:line-break/>riis, quos per fex aut plures dies composui,^ quibus nu-<text:line-break/>garum in Juliani <text:span text:style-name="Default_20_Paragraph_20_Font"><text:span text:style-name="T1">s</text:span></text:span>ermonibus <text:span text:style-name="Default_20_Paragraph_20_Font"><text:span text:style-name="T1">t</text:span></text:span>uo in libro scriptis esse<text:line-break/>multitudinem demonstravi. Quod enim vulgo dici con-<text:line-break/>fuetum est, id sime quisque ipsi accommodatissimum pro-<text:line-break/>nunciaverit , hoc homine loquacius esse nihil. At Ther-<text:line-break/>sites quidam fotus Iocutulejus dicebatur, huic tamen ma-<text:line-break/>gis quam Thersitae hoc dicterium congruit, qui quotquot<text:line-break/>fuerint garruli, omnes garrulitate funerat. Quapropter<text:line-break/>qui his sermonibus aderant quum ipsi legebantur, haec</text:p>
      <text:p text:style-name="P1">duo homini imposuerunt vocabula tum garrulitatem tum<text:line-break/>loquacitatem. Quare non me sapientiam edocente, sed<text:line-break/>Ulysse quodam sceptro adsidente opus habet. Hominem<text:line-break/>enim ita stupidum sapientem reddere ipse musarum cho-<text:line-break/>rus nequaquam potest. Quum igitur contuitus scribere<text:line-break/>coactus sim, haec milii esurit instar praefationis , ne quae<text:line-break/>jam a me enarrata funi, ab ipsa lecturis arguantur. Quum<text:line-break/>enim hominem stupidum-^ indoctum et <text:span text:style-name="Default_20_Paragraph_20_Font"><text:span text:style-name="T1">t</text:span></text:span>ui opinione fa-<text:line-break/>plantem nugas inter ineruditos adolescentes tota vitabalbu-<text:line-break/>licorem, apud quos ob eas iniurias quibus veteres incessit,<text:line-break/>fe aliquem este credidit ; reprehensurus tum. Propterea<text:line-break/>rogo milii concedi; ut ipsius imperitiam asperioribus verbis<text:line-break/>erudiam , quibus uti non consuevi. luiqtmm siquidem lo-<text:line-break/>ret, li huic concederetur, veterum praestantissimos convi-<text:line-break/>ctis insectari ; nobis autem prohiberetur ejus ignorantiam<text:line-break/>manufestis demonstrationibus convincere. In tantam enim<text:line-break/>ea venit magnitudinem, ut unde quis exordiatur haud<text:line-break/>facile sit invenire.</text:p>
      <text:h text:style-name="P8" text:outline-level="2">III.</text:h>
      <text:p text:style-name="P2">in libri quidem exordio pluribus verbis llippocratem<text:line-break/>praetervectus in Sabinum invehitur, adque boe i,, uni-<text:line-break/>verso opere agere videtur, etiamsi illud in Hippocratis<text:line-break/>aphorismos non in Sabini explanationes inscribat Deinde<text:line-break/>quemadmodum ipsi mos est multa nugatur quibusdam ob-<text:line-break/>scurorum verborum nugis compositis, quas si quis arguere<text:line-break/>conetur, maximum prius librum impleverit quam rem<text:line-break/>attigisse videatur et omnia exposita fuisse concedat. Unde<text:line-break/>nec facile fit scribenti haec tractare , imo summe perae-<text:line-break/>duum. Attamen in ex temporalibus sermonibus, quos apud<text:line-break/>eruditos viros saepenumero fecimus, quaedam facitis fa-<text:line-break/>cultas a nobis declarata est per explanat tonem in veteres<text:line-break/>similitudinem inventa. Nam ut propositos illorum libros<text:line-break/>in publicis disputationibus explicavimus. * * * * ,<text:line-break/><text:span text:style-name="Default_20_Paragraph_20_Font"><text:span text:style-name="T1">Quod si</text:span></text:span> m<text:span text:style-name="Default_20_Paragraph_20_Font"><text:span text:style-name="T1">e</text:span></text:span>t<text:span text:style-name="Default_20_Paragraph_20_Font"><text:span text:style-name="T1">hod</text:span></text:span>i<text:span text:style-name="Default_20_Paragraph_20_Font"><text:span text:style-name="T1">cu</text:span></text:span>s <text:span text:style-name="Default_20_Paragraph_20_Font"><text:span text:style-name="T1">naturae exp</text:span></text:span>lo<text:span text:style-name="Default_20_Paragraph_20_Font"><text:span text:style-name="T1">ra</text:span></text:span>t<text:span text:style-name="Default_20_Paragraph_20_Font"><text:span text:style-name="T1">or neque</text:span></text:span> i<text:span text:style-name="Default_20_Paragraph_20_Font"><text:span text:style-name="T1">ac</text:span></text:span>t<text:span text:style-name="Default_20_Paragraph_20_Font"><text:span text:style-name="T1">abundu</text:span></text:span>s<text:line-break/><text:span text:style-name="Default_20_Paragraph_20_Font"><text:span text:style-name="T1">neque magniloquu</text:span></text:span>s <text:span text:style-name="Default_20_Paragraph_20_Font"><text:span text:style-name="T1">d</text:span></text:span>i<text:span text:style-name="Default_20_Paragraph_20_Font"><text:span text:style-name="T1">cat su non super</text:span></text:span>i<text:span text:style-name="Default_20_Paragraph_20_Font"><text:span text:style-name="T1">orem. abd</text:span></text:span>i<text:span text:style-name="Default_20_Paragraph_20_Font"><text:span text:style-name="T1">t</text:span></text:span>i <text:span text:style-name="Default_20_Paragraph_20_Font"><text:span text:style-name="T1">decre</text:span></text:span>ti<text:line-break/><text:span text:style-name="Default_20_Paragraph_20_Font"><text:span text:style-name="T1">rad</text:span></text:span>i<text:span text:style-name="Default_20_Paragraph_20_Font"><text:span text:style-name="T1">cem</text:span></text:span> i<text:span text:style-name="Default_20_Paragraph_20_Font"><text:span text:style-name="T1">n med</text:span></text:span>i<text:span text:style-name="Default_20_Paragraph_20_Font"><text:span text:style-name="T1">um proferre, duo</text:span></text:span>s <text:span text:style-name="Default_20_Paragraph_20_Font"><text:span text:style-name="T1">n</text:span></text:span>i<text:span text:style-name="Default_20_Paragraph_20_Font"><text:span text:style-name="T1">m</text:span></text:span>i<text:span text:style-name="Default_20_Paragraph_20_Font"><text:span text:style-name="T1">ru</text:span></text:span>m <text:span text:style-name="Default_20_Paragraph_20_Font"><text:span text:style-name="T1">este c</text:span></text:span>o<text:span text:style-name="Default_20_Paragraph_20_Font"><text:span text:style-name="T1">rpori</text:span></text:span>s</text:p>
      <text:p text:style-name="P1"><text:span text:style-name="Default_20_Paragraph_20_Font"><text:span text:style-name="T1">a</text:span></text:span>ssect<text:span text:style-name="Default_20_Paragraph_20_Font"><text:span text:style-name="T1">us.</text:span></text:span> N<text:span text:style-name="Default_20_Paragraph_20_Font"><text:span text:style-name="T1">a</text:span></text:span>m <text:span text:style-name="Default_20_Paragraph_20_Font"><text:span text:style-name="T1">secundu</text:span></text:span>m <text:span text:style-name="Default_20_Paragraph_20_Font"><text:span text:style-name="T1">na</text:span></text:span>t<text:span text:style-name="Default_20_Paragraph_20_Font"><text:span text:style-name="T1">uram c</text:span></text:span>o<text:span text:style-name="Default_20_Paragraph_20_Font"><text:span text:style-name="T1">nst</text:span></text:span>i<text:span text:style-name="Default_20_Paragraph_20_Font"><text:span text:style-name="T1">tu</text:span></text:span>t<text:span text:style-name="Default_20_Paragraph_20_Font"><text:span text:style-name="T1">o duae sibi in-<text:line-break/>v</text:span></text:span>i<text:span text:style-name="Default_20_Paragraph_20_Font"><text:span text:style-name="T1">cem con</text:span></text:span>t<text:span text:style-name="Default_20_Paragraph_20_Font"><text:span text:style-name="T1">rar</text:span></text:span>i<text:span text:style-name="Default_20_Paragraph_20_Font"><text:span text:style-name="T1">ae c</text:span></text:span>o<text:span text:style-name="Default_20_Paragraph_20_Font"><text:span text:style-name="T1">nversione</text:span></text:span>s <text:span text:style-name="Default_20_Paragraph_20_Font"><text:span text:style-name="T1">mu</text:span></text:span>t<text:span text:style-name="Default_20_Paragraph_20_Font"><text:span text:style-name="T1">at</text:span></text:span>i<text:span text:style-name="Default_20_Paragraph_20_Font"><text:span text:style-name="T1">onesque insid</text:span></text:span>i<text:span text:style-name="Default_20_Paragraph_20_Font"><text:span text:style-name="T1">an</text:span></text:span>t<text:span text:style-name="Default_20_Paragraph_20_Font"><text:span text:style-name="T1">ur aut<text:line-break/>quum plen</text:span></text:span>i<text:span text:style-name="Default_20_Paragraph_20_Font"><text:span text:style-name="T1">us coac</text:span></text:span>t<text:span text:style-name="Default_20_Paragraph_20_Font"><text:span text:style-name="T1">u</text:span></text:span>m <text:span text:style-name="Default_20_Paragraph_20_Font"><text:span text:style-name="T1">adstr</text:span></text:span>i<text:span text:style-name="Default_20_Paragraph_20_Font"><text:span text:style-name="T1">c</text:span></text:span>t<text:span text:style-name="Default_20_Paragraph_20_Font"><text:span text:style-name="T1">u</text:span></text:span>m<text:span text:style-name="Default_20_Paragraph_20_Font"><text:span text:style-name="T1">ve au</text:span></text:span>t <text:span text:style-name="Default_20_Paragraph_20_Font"><text:span text:style-name="T1">vehe</text:span></text:span>m<text:span text:style-name="Default_20_Paragraph_20_Font"><text:span text:style-name="T1">en</text:span></text:span>t<text:span text:style-name="Default_20_Paragraph_20_Font"><text:span text:style-name="T1">er susu</text:span></text:span>m<text:line-break/><text:span text:style-name="Default_20_Paragraph_20_Font"><text:span text:style-name="T1">stu</text:span></text:span>i<text:span text:style-name="Default_20_Paragraph_20_Font"><text:span text:style-name="T1">dumve est, quae sub</text:span></text:span> i<text:span text:style-name="Default_20_Paragraph_20_Font"><text:span text:style-name="T1">n</text:span></text:span>t<text:span text:style-name="Default_20_Paragraph_20_Font"><text:span text:style-name="T1">ellec</text:span></text:span>t<text:span text:style-name="Default_20_Paragraph_20_Font"><text:span text:style-name="T1">u</text:span></text:span>m <text:span text:style-name="Default_20_Paragraph_20_Font"><text:span text:style-name="T1">cadun</text:span></text:span>t <text:span text:style-name="Default_20_Paragraph_20_Font"><text:span text:style-name="T1">proferre appa-<text:line-break/>ruer</text:span></text:span>it, <text:span text:style-name="Default_20_Paragraph_20_Font"><text:span text:style-name="T1">non sane ph</text:span></text:span>i<text:span text:style-name="Default_20_Paragraph_20_Font"><text:span text:style-name="T1">losoph</text:span></text:span>is <text:span text:style-name="Default_20_Paragraph_20_Font"><text:span text:style-name="T1">qu</text:span></text:span>i <text:span text:style-name="Default_20_Paragraph_20_Font"><text:span text:style-name="T1">res naturales scrutan</text:span></text:span>t<text:span text:style-name="Default_20_Paragraph_20_Font"><text:span text:style-name="T1">ur<text:line-break/>ac de un</text:span></text:span>i<text:span text:style-name="Default_20_Paragraph_20_Font"><text:span text:style-name="T1">versarum</text:span></text:span> m<text:span text:style-name="Default_20_Paragraph_20_Font"><text:span text:style-name="T1">a</text:span></text:span>t<text:span text:style-name="Default_20_Paragraph_20_Font"><text:span text:style-name="T1">er</text:span></text:span>i<text:span text:style-name="Default_20_Paragraph_20_Font"><text:span text:style-name="T1">a d</text:span></text:span>i<text:span text:style-name="Default_20_Paragraph_20_Font"><text:span text:style-name="T1">gerunt, sed ph</text:span></text:span>y<text:span text:style-name="Default_20_Paragraph_20_Font"><text:span text:style-name="T1">sic</text:span></text:span>i<text:span text:style-name="Default_20_Paragraph_20_Font"><text:span text:style-name="T1">s</text:span></text:span> m<text:span text:style-name="Default_20_Paragraph_20_Font"><text:span text:style-name="T1">ed</text:span></text:span>ici<text:span text:style-name="Default_20_Paragraph_20_Font"><text:span text:style-name="T1">s.<text:line-break/></text:span></text:span>Haec quidem tibi una est admirabilium Juliani textuum<text:line-break/>feries , quibus ab iis quae Asclepiades et Themison et<text:line-break/>Thessalus elementa Ilatuere discedens ad commemoratos se<text:line-break/>confert philosophos, qui protius e mundo vacuum aufe-<text:line-break/>runt. Eam vero seriem subsequitur hujusmodi altera: <text:span text:style-name="Default_20_Paragraph_20_Font"><text:span text:style-name="T1">veru</text:span></text:span>m<text:line-break/><text:span text:style-name="Default_20_Paragraph_20_Font"><text:span text:style-name="T1">loqu</text:span></text:span>i <text:span text:style-name="Default_20_Paragraph_20_Font"><text:span text:style-name="T1">concedetur , neque en</text:span></text:span>im <text:span text:style-name="Default_20_Paragraph_20_Font"><text:span text:style-name="T1">ab illa l</text:span></text:span>i<text:span text:style-name="Default_20_Paragraph_20_Font"><text:span text:style-name="T1">ngua residuum con-<text:line-break/>tinebo, quum d</text:span></text:span>i<text:span text:style-name="Default_20_Paragraph_20_Font"><text:span text:style-name="T1">ca</text:span></text:span>m. <text:span text:style-name="Default_20_Paragraph_20_Font"><text:span text:style-name="T1">Quid en</text:span></text:span>im i<text:span text:style-name="Default_20_Paragraph_20_Font"><text:span text:style-name="T1">d m</text:span></text:span>i<text:span text:style-name="Default_20_Paragraph_20_Font"><text:span text:style-name="T1">h</text:span></text:span>i P <text:span text:style-name="Default_20_Paragraph_20_Font"><text:span text:style-name="T1">An quod ist</text:span></text:span>i<text:span text:style-name="Default_20_Paragraph_20_Font"><text:span text:style-name="T1">u</text:span></text:span>s-<text:line-break/><text:span text:style-name="Default_20_Paragraph_20_Font"><text:span text:style-name="T1">m</text:span></text:span>o<text:span text:style-name="Default_20_Paragraph_20_Font"><text:span text:style-name="T1">d</text:span></text:span>i <text:span text:style-name="Default_20_Paragraph_20_Font"><text:span text:style-name="T1">c</text:span></text:span>o<text:span text:style-name="Default_20_Paragraph_20_Font"><text:span text:style-name="T1">nversione</text:span></text:span>s <text:span text:style-name="Default_20_Paragraph_20_Font"><text:span text:style-name="T1">quemadm</text:span></text:span>o<text:span text:style-name="Default_20_Paragraph_20_Font"><text:span text:style-name="T1">du</text:span></text:span>m <text:span text:style-name="Default_20_Paragraph_20_Font"><text:span text:style-name="T1">element</text:span></text:span>o<text:span text:style-name="Default_20_Paragraph_20_Font"><text:span text:style-name="T1">ru</text:span></text:span>m <text:span text:style-name="Default_20_Paragraph_20_Font"><text:span text:style-name="T1">generat</text:span></text:span>io,<text:line-break/><text:span text:style-name="Default_20_Paragraph_20_Font"><text:span text:style-name="T1">sic e</text:span></text:span>t <text:span text:style-name="Default_20_Paragraph_20_Font"><text:span text:style-name="T1">cal</text:span></text:span>i<text:span text:style-name="Default_20_Paragraph_20_Font"><text:span text:style-name="T1">d</text:span></text:span>i <text:span text:style-name="Default_20_Paragraph_20_Font"><text:span text:style-name="T1">natura, fulg</text:span></text:span>i<text:span text:style-name="Default_20_Paragraph_20_Font"><text:span text:style-name="T1">di , hum</text:span></text:span>i<text:span text:style-name="Default_20_Paragraph_20_Font"><text:span text:style-name="T1">d</text:span></text:span>i <text:span text:style-name="Default_20_Paragraph_20_Font"><text:span text:style-name="T1">et sicci suquu</text:span></text:span>t<text:span text:style-name="Default_20_Paragraph_20_Font"><text:span text:style-name="T1">a esu<text:line-break/>Ab h</text:span></text:span>is <text:span text:style-name="Default_20_Paragraph_20_Font"><text:span text:style-name="T1">en</text:span></text:span>i<text:span text:style-name="Default_20_Paragraph_20_Font"><text:span text:style-name="T1">m pr</text:span></text:span>i<text:span text:style-name="Default_20_Paragraph_20_Font"><text:span text:style-name="T1">m</text:span></text:span>is semi<text:span text:style-name="Default_20_Paragraph_20_Font"><text:span text:style-name="T1">n</text:span></text:span>i<text:span text:style-name="Default_20_Paragraph_20_Font"><text:span text:style-name="T1">bus haec</text:span></text:span> o<text:span text:style-name="Default_20_Paragraph_20_Font"><text:span text:style-name="T1">pera exoriuntur. r</text:span></text:span>i<text:span text:style-name="Default_20_Paragraph_20_Font"><text:span text:style-name="T1">de<text:line-break/>qu</text:span></text:span>o<text:span text:style-name="Default_20_Paragraph_20_Font"><text:span text:style-name="T1">m</text:span></text:span>o<text:span text:style-name="Default_20_Paragraph_20_Font"><text:span text:style-name="T1">d</text:span></text:span>o i<text:span text:style-name="Default_20_Paragraph_20_Font"><text:span text:style-name="T1">n al</text:span></text:span>ti<text:span text:style-name="Default_20_Paragraph_20_Font"><text:span text:style-name="T1">spm</text:span></text:span>is t<text:span text:style-name="Default_20_Paragraph_20_Font"><text:span text:style-name="T1">hr</text:span></text:span>o<text:span text:style-name="Default_20_Paragraph_20_Font"><text:span text:style-name="T1">n</text:span></text:span>is <text:span text:style-name="Default_20_Paragraph_20_Font"><text:span text:style-name="T1">ac valde subl</text:span></text:span>i<text:span text:style-name="Default_20_Paragraph_20_Font"><text:span text:style-name="T1">m</text:span></text:span>i<text:span text:style-name="Default_20_Paragraph_20_Font"><text:span text:style-name="T1">bu</text:span></text:span>s <text:span text:style-name="Default_20_Paragraph_20_Font"><text:span text:style-name="T1">seden</text:span></text:span>s<text:line-break/><text:span text:style-name="Default_20_Paragraph_20_Font"><text:span text:style-name="T1">la</text:span></text:span>t<text:span text:style-name="Default_20_Paragraph_20_Font"><text:span text:style-name="T1">u</text:span></text:span>it m<text:span text:style-name="Default_20_Paragraph_20_Font"><text:span text:style-name="T1">eth</text:span></text:span>o<text:span text:style-name="Default_20_Paragraph_20_Font"><text:span text:style-name="T1">d</text:span></text:span>ii, <text:span text:style-name="Default_20_Paragraph_20_Font"><text:span text:style-name="T1">qua</text:span></text:span>m <text:span text:style-name="Default_20_Paragraph_20_Font"><text:span text:style-name="T1">eg</text:span></text:span>o <text:span text:style-name="Default_20_Paragraph_20_Font"><text:span text:style-name="T1">volen</text:span></text:span>s <text:span text:style-name="Default_20_Paragraph_20_Font"><text:span text:style-name="T1">prae modestia e</text:span></text:span>t m<text:span text:style-name="Default_20_Paragraph_20_Font"><text:span text:style-name="T1">ode-</text:span></text:span></text:p>
      <text:p text:style-name="P4"><text:span text:style-name="Default_20_Paragraph_20_Font"><text:span text:style-name="T1">rati</text:span></text:span>o<text:span text:style-name="Default_20_Paragraph_20_Font"><text:span text:style-name="T1">ne in coelo de</text:span></text:span>l<text:span text:style-name="Default_20_Paragraph_20_Font"><text:span text:style-name="T1">itescere declarav</text:span></text:span>i, <text:span text:style-name="Default_20_Paragraph_20_Font"><text:span text:style-name="T1">sulusque ac primus<text:line-break/>d</text:span></text:span>i<text:span text:style-name="Default_20_Paragraph_20_Font"><text:span text:style-name="T1">spulsu ac salu</text:span></text:span>t<text:span text:style-name="Default_20_Paragraph_20_Font"><text:span text:style-name="T1">a</text:span></text:span> o<text:span text:style-name="Default_20_Paragraph_20_Font"><text:span text:style-name="T1">b</text:span></text:span>t<text:span text:style-name="Default_20_Paragraph_20_Font"><text:span text:style-name="T1">enebrante nebula de</text:span></text:span>t<text:span text:style-name="Default_20_Paragraph_20_Font"><text:span text:style-name="T1">ex</text:span></text:span>i. Haec Ju-<text:line-break/>lianus profert et subsequentia. Aliud nunc cum Epicuro<text:line-break/>non senserim rejectis illius dementis qui unam non co-<text:line-break/>pulet substantiam.^ Haec itaque letalia multa in libro de<text:line-break/>methodo ab Iuliano scripta sunt ,tutumlibrum Philonem<text:line-break/>inscribente. Rursus vero in alio in quo illi de animae<text:line-break/>et corporis affectibus est oratio haec scribit: <text:span text:style-name="Default_20_Paragraph_20_Font"><text:span text:style-name="T1">sum com</text:span></text:span>at<text:span text:style-name="Default_20_Paragraph_20_Font"><text:span text:style-name="T1">o-<text:line-break/>deru</text:span></text:span>t<text:span text:style-name="Default_20_Paragraph_20_Font"><text:span text:style-name="T1">um c</text:span></text:span>o<text:span text:style-name="Default_20_Paragraph_20_Font"><text:span text:style-name="T1">mmensu ra</text:span></text:span>t<text:span text:style-name="Default_20_Paragraph_20_Font"><text:span text:style-name="T1">am.; ue</text:span></text:span> t<text:span text:style-name="Default_20_Paragraph_20_Font"><text:span text:style-name="T1">um concret</text:span></text:span>i<text:span text:style-name="Default_20_Paragraph_20_Font"><text:span text:style-name="T1">oni</text:span></text:span>s <text:span text:style-name="Default_20_Paragraph_20_Font"><text:span text:style-name="T1">tum fusi</text:span></text:span>o<text:span text:style-name="Default_20_Paragraph_20_Font"><text:span text:style-name="T1">ni</text:span></text:span>s<text:line-break/><text:span text:style-name="Default_20_Paragraph_20_Font"><text:span text:style-name="T1">sta</text:span></text:span>t<text:span text:style-name="Default_20_Paragraph_20_Font"><text:span text:style-name="T1">um</text:span></text:span> i<text:span text:style-name="Default_20_Paragraph_20_Font"><text:span text:style-name="T1">n human</text:span></text:span>i<text:span text:style-name="Default_20_Paragraph_20_Font"><text:span text:style-name="T1">s co</text:span></text:span>m<text:span text:style-name="Default_20_Paragraph_20_Font"><text:span text:style-name="T1">pag</text:span></text:span>i<text:span text:style-name="Default_20_Paragraph_20_Font"><text:span text:style-name="T1">bu</text:span></text:span>s <text:span text:style-name="Default_20_Paragraph_20_Font"><text:span text:style-name="T1">const</text:span></text:span>i<text:span text:style-name="Default_20_Paragraph_20_Font"><text:span text:style-name="T1">tuente</text:span></text:span>s <text:span text:style-name="Default_20_Paragraph_20_Font"><text:span text:style-name="T1">no</text:span></text:span>m<text:span text:style-name="Default_20_Paragraph_20_Font"><text:span text:style-name="T1">en</text:span></text:span> i<text:span text:style-name="Default_20_Paragraph_20_Font"><text:span text:style-name="T1">psi<text:line-break/>san</text:span></text:span>i<text:span text:style-name="Default_20_Paragraph_20_Font"><text:span text:style-name="T1">tatem imposu</text:span></text:span>i<text:span text:style-name="Default_20_Paragraph_20_Font"><text:span text:style-name="T1">mu</text:span></text:span>s. <text:span text:style-name="Default_20_Paragraph_20_Font"><text:span text:style-name="T1">A</text:span></text:span>i <text:span text:style-name="Default_20_Paragraph_20_Font"><text:span text:style-name="T1">ub</text:span></text:span>i <text:span text:style-name="Default_20_Paragraph_20_Font"><text:span text:style-name="T1">med</text:span></text:span>i<text:span text:style-name="Default_20_Paragraph_20_Font"><text:span text:style-name="T1">um</text:span></text:span> il<text:span text:style-name="Default_20_Paragraph_20_Font"><text:span text:style-name="T1">lud a morb</text:span></text:span>is<text:line-break/><text:span text:style-name="Default_20_Paragraph_20_Font"><text:span text:style-name="T1">obse</text:span></text:span>s<text:span text:style-name="Default_20_Paragraph_20_Font"><text:span text:style-name="T1">sum est, nece/furio pat</text:span></text:span>i<text:span text:style-name="Default_20_Paragraph_20_Font"><text:span text:style-name="T1">untur corp</text:span></text:span>o<text:span text:style-name="Default_20_Paragraph_20_Font"><text:span text:style-name="T1">ra quae coguntur,<text:line-break/>indurantur, sicc</text:span></text:span>i<text:span text:style-name="Default_20_Paragraph_20_Font"><text:span text:style-name="T1">ora reddun</text:span></text:span>t<text:span text:style-name="Default_20_Paragraph_20_Font"><text:span text:style-name="T1">ur aut funduntur, m</text:span></text:span>o<text:span text:style-name="Default_20_Paragraph_20_Font"><text:span text:style-name="T1">ll</text:span></text:span>i<text:span text:style-name="Default_20_Paragraph_20_Font"><text:span text:style-name="T1">untur<text:line-break/>aut hu</text:span></text:span>m<text:span text:style-name="Default_20_Paragraph_20_Font"><text:span text:style-name="T1">ectantur.</text:span></text:span></text:p>
      <text:h text:style-name="Heading_20_2" text:outline-level="2"><text:bookmark-start text:name="bookmark2"/>lv.<text:bookmark-end text:name="bookmark2"/></text:h>
      <text:p text:style-name="P2">Hae funi igitur clarissimi sophistae , methodicos me-<text:line-break/>dices, zenonem , Aristotelem et Platonem sequi praedican-</text:p>
      <text:p text:style-name="P1">tis sententiae. Nos vero contra eos reddemus memores<text:line-break/>h<text:span text:style-name="Default_20_Paragraph_20_Font"><text:span text:style-name="T1">o</text:span></text:span>s singulos philosophos susque multos posteri<text:span text:style-name="Default_20_Paragraph_20_Font"><text:span text:style-name="T1">o</text:span></text:span>res sensisse<text:line-break/>sanitatem esse calidi, frigidi, humidi et sicci temperiem;<text:line-break/>morbos vero quum ex victu unumquodque commemorato-<text:line-break/>rum exspueret aut deficiat ortum habere. Humores au-<text:line-break/>tem corporis,. quorum alii quidem facultate humidi aut<text:line-break/>sicci, nonnulli vero calidi vel frigidi morbis analogia re-<text:span text:style-name="Default_20_Paragraph_20_Font"><text:span text:style-name="T1">r<text:line-break/></text:span></text:span>spondenti Sic Plato cum omnibus suis sectatoribus eeu-<text:line-break/>suit, sic Aristoteles cum peripateticis , sic zeno et Chry-<text:line-break/>sippus una cum ceteris storeis. . At Iulianus neque ullum<text:line-break/>unquam horum quos Recensuit virorum . legit , neque rei<text:line-break/>consequentis et pugnantis habet intelligentiam; ea nam-<text:line-break/>que omnino novisset quae <text:span text:style-name="Default_20_Paragraph_20_Font"><text:span text:style-name="T1">t</text:span></text:span>ectam vacuum tollentem con-<text:line-break/>sequuntur ; quae vero id existere affirmat, sanitatem quan-<text:line-break/>dam meatuum symmetriam esse statuit. In adstrictione<text:line-break/>vero et fluxu eorum quae per id feruntur m<text:span text:style-name="Default_20_Paragraph_20_Font"><text:span text:style-name="T1">o</text:span></text:span>rbos ex<text:line-break/>rictu consistere. Utrum igitur tum Aristotelis et Chry-<text:line-break/>sippi tum ceterorum omnium tam peripateticorum quam</text:p>
      <text:p text:style-name="P1">stercorum deinceps subscribam sententias, quibus pituitam<text:line-break/>et bilem causas esse constituunt et primos morbos qua-<text:line-break/>tuor existere pronunciant, quemadmodum et elementa<text:line-break/>calidum, frigidum,. humidum et siccum? Au hoc prae-<text:line-break/>termittere statius suerit, quod non unus ant duo dumta-<text:line-break/>xat, fed et tres et quatuor etiam plures libri compleri<text:line-break/>possint, susque solum esse contentos quae a Platone refe-<text:line-break/>runtur , quibus praestat hoc agere , non cum garrulo fo-<text:line-break/>phista usque quaque nugari. Hoc tantummodo de peripa-<text:line-break/>teticis et storeis praefatus. ab his discedam. At neque<text:line-break/>Aristotelis, neque Theophrasti ullum librum inveneris, in<text:line-break/>quo si de morbis disserere coacti sint, calidi, frigidi, hu-<text:line-break/>midi et sicci non memores facti orationem absolverint.<text:line-break/>Imo et horum semper meminerunt et cnm ipsis saepius<text:line-break/>utriusque bilis tnm atrae tum flavae nec raro pituitae,<text:line-break/>cujus differentias explicant, quum hanc acidam, illam<text:line-break/>falsam vel salsuginosam , aliam denique dulcem appelli-<text:line-break/>tanti Neque sane aliter Chrysippus, imo ita semper et</text:p>
      <text:p text:style-name="P1">de morbis et de humoribus disserit. Si quis velit solum-<text:line-break/>modo trium enunciatorum virorum sententias seligere, non<text:line-break/>paucos libros impleturus est, praesertim si ita det operam,<text:line-break/>quemadmodum Alexandriae sullanus ortabatur. Quod si<text:line-break/>etiam aliorum tam stoicorum quam peripateticorum cu-<text:line-break/>jusque sententias seligere velit; universam quoque subrio-<text:line-break/>thecam implebit At his missis, quemadmodum dixi, so-<text:line-break/>lius Platonis textibus contentus ero, qui in omnibus<text:line-break/>Hippoeratis decreta sectatur ; non tamen ex aliis qui<text:line-break/>multi funt libris, fed ex uno solo Timaeo satis facturus<text:line-break/>haec collecta describam: <text:span text:style-name="Default_20_Paragraph_20_Font"><text:span text:style-name="T1">p</text:span></text:span>o<text:span text:style-name="Default_20_Paragraph_20_Font"><text:span text:style-name="T1">rr</text:span></text:span>o <text:span text:style-name="Default_20_Paragraph_20_Font"><text:span text:style-name="T1">unde m</text:span></text:span>o<text:span text:style-name="Default_20_Paragraph_20_Font"><text:span text:style-name="T1">rb</text:span></text:span>i <text:span text:style-name="Default_20_Paragraph_20_Font"><text:span text:style-name="T1">consistan</text:span></text:span>t <text:span text:style-name="Default_20_Paragraph_20_Font"><text:span text:style-name="T1">pa-<text:line-break/></text:span></text:span>t<text:span text:style-name="Default_20_Paragraph_20_Font"><text:span text:style-name="T1">e</text:span></text:span>t <text:span text:style-name="Default_20_Paragraph_20_Font"><text:span text:style-name="T1">omn</text:span></text:span>i<text:span text:style-name="Default_20_Paragraph_20_Font"><text:span text:style-name="T1">bu</text:span></text:span>s. <text:span text:style-name="Default_20_Paragraph_20_Font"><text:span text:style-name="T1">Quu</text:span></text:span>m <text:span text:style-name="Default_20_Paragraph_20_Font"><text:span text:style-name="T1">en</text:span></text:span>i<text:span text:style-name="Default_20_Paragraph_20_Font"><text:span text:style-name="T1">m quatuor sint g</text:span></text:span>e<text:span text:style-name="Default_20_Paragraph_20_Font"><text:span text:style-name="T1">nera, ex qu</text:span></text:span>i<text:span text:style-name="Default_20_Paragraph_20_Font"><text:span text:style-name="T1">bu</text:span></text:span>s<text:line-break/><text:span text:style-name="Default_20_Paragraph_20_Font"><text:span text:style-name="T1">c</text:span></text:span>o<text:span text:style-name="Default_20_Paragraph_20_Font"><text:span text:style-name="T1">rpu</text:span></text:span>s <text:span text:style-name="Default_20_Paragraph_20_Font"><text:span text:style-name="T1">consur</text:span></text:span>m<text:span text:style-name="Default_20_Paragraph_20_Font"><text:span text:style-name="T1">a</text:span></text:span>t<text:span text:style-name="Default_20_Paragraph_20_Font"><text:span text:style-name="T1">ur , terra , </text:span></text:span>i<text:span text:style-name="Default_20_Paragraph_20_Font"><text:span text:style-name="T1">gn</text:span></text:span>is , <text:span text:style-name="Default_20_Paragraph_20_Font"><text:span text:style-name="T1">aqua , aeri Horu</text:span></text:span>m<text:line-break/><text:span text:style-name="Default_20_Paragraph_20_Font"><text:span text:style-name="T1">praeter naturam exsuperant</text:span></text:span>i<text:span text:style-name="Default_20_Paragraph_20_Font"><text:span text:style-name="T1">a et penur</text:span></text:span>i<text:span text:style-name="Default_20_Paragraph_20_Font"><text:span text:style-name="T1">a et ex propr</text:span></text:span>i<text:span text:style-name="Default_20_Paragraph_20_Font"><text:span text:style-name="T1">a in<text:line-break/>a</text:span></text:span>li<text:span text:style-name="Default_20_Paragraph_20_Font"><text:span text:style-name="T1">ena</text:span></text:span>m <text:span text:style-name="Default_20_Paragraph_20_Font"><text:span text:style-name="T1">sudem</text:span></text:span> t<text:span text:style-name="Default_20_Paragraph_20_Font"><text:span text:style-name="T1">ran</text:span></text:span>sm<text:span text:style-name="Default_20_Paragraph_20_Font"><text:span text:style-name="T1">uta</text:span></text:span>t<text:span text:style-name="Default_20_Paragraph_20_Font"><text:span text:style-name="T1">io; ac rursus</text:span></text:span> i<text:span text:style-name="Default_20_Paragraph_20_Font"><text:span text:style-name="T1">gn</text:span></text:span>i<text:span text:style-name="Default_20_Paragraph_20_Font"><text:span text:style-name="T1">s ac ceter</text:span></text:span>o<text:span text:style-name="Default_20_Paragraph_20_Font"><text:span text:style-name="T1">rum,<text:line-break/>quum</text:span></text:span> i<text:span text:style-name="Default_20_Paragraph_20_Font"><text:span text:style-name="T1">n uno plura sint genera, unumqu</text:span></text:span>o<text:span text:style-name="Default_20_Paragraph_20_Font"><text:span text:style-name="T1">dque, ub</text:span></text:span>i <text:span text:style-name="Default_20_Paragraph_20_Font"><text:span text:style-name="T1">quod<text:line-break/>sib</text:span></text:span>i <text:span text:style-name="Default_20_Paragraph_20_Font"><text:span text:style-name="T1">consen</text:span></text:span>t<text:span text:style-name="Default_20_Paragraph_20_Font"><text:span text:style-name="T1">aneu</text:span></text:span>m <text:span text:style-name="Default_20_Paragraph_20_Font"><text:span text:style-name="T1">n</text:span></text:span>oni <text:span text:style-name="Default_20_Paragraph_20_Font"><text:span text:style-name="T1">est susc</text:span></text:span>i<text:span text:style-name="Default_20_Paragraph_20_Font"><text:span text:style-name="T1">p</text:span></text:span>it , <text:span text:style-name="Default_20_Paragraph_20_Font"><text:span text:style-name="T1">hu</text:span></text:span>j<text:span text:style-name="Default_20_Paragraph_20_Font"><text:span text:style-name="T1">u</text:span></text:span>smo<text:span text:style-name="Default_20_Paragraph_20_Font"><text:span text:style-name="T1">d</text:span></text:span>i o<text:span text:style-name="Default_20_Paragraph_20_Font"><text:span text:style-name="T1">mnia sud</text:span></text:span>i-</text:p>
      <text:p text:style-name="P1"><text:span text:style-name="Default_20_Paragraph_20_Font"><text:span text:style-name="T1">t</text:span></text:span>i<text:span text:style-name="Default_20_Paragraph_20_Font"><text:span text:style-name="T1">ones morb</text:span></text:span>o<text:span text:style-name="Default_20_Paragraph_20_Font"><text:span text:style-name="T1">sque const</text:span></text:span>i<text:span text:style-name="Default_20_Paragraph_20_Font"><text:span text:style-name="T1">tuunt. Quu</text:span></text:span>m <text:span text:style-name="Default_20_Paragraph_20_Font"><text:span text:style-name="T1">en</text:span></text:span>i<text:span text:style-name="Default_20_Paragraph_20_Font"><text:span text:style-name="T1">m unu</text:span></text:span>m<text:span text:style-name="Default_20_Paragraph_20_Font"><text:span text:style-name="T1">quodque<text:line-break/>prae</text:span></text:span>t<text:span text:style-name="Default_20_Paragraph_20_Font"><text:span text:style-name="T1">er naturam redd</text:span></text:span>i<text:span text:style-name="Default_20_Paragraph_20_Font"><text:span text:style-name="T1">tur ac muta</text:span></text:span>t<text:span text:style-name="Default_20_Paragraph_20_Font"><text:span text:style-name="T1">ur; calescunt quaeeun-<text:line-break/>que pr</text:span></text:span>i<text:span text:style-name="Default_20_Paragraph_20_Font"><text:span text:style-name="T1">us fulgebant , quae sicca sunt</text:span></text:span> i<text:span text:style-name="Default_20_Paragraph_20_Font"><text:span text:style-name="T1">n posterum hume-<text:line-break/>suu</text:span></text:span>m; <text:span text:style-name="Default_20_Paragraph_20_Font"><text:span text:style-name="T1">lev</text:span></text:span>i<text:span text:style-name="Default_20_Paragraph_20_Font"><text:span text:style-name="T1">a quoque e</text:span></text:span>t <text:span text:style-name="Default_20_Paragraph_20_Font"><text:span text:style-name="T1">grav</text:span></text:span>i<text:span text:style-name="Default_20_Paragraph_20_Font"><text:span text:style-name="T1">a</text:span></text:span> o<text:span text:style-name="Default_20_Paragraph_20_Font"><text:span text:style-name="T1">mnes</text:span></text:span> o<text:span text:style-name="Default_20_Paragraph_20_Font"><text:span text:style-name="T1">mn</text:span></text:span>i<text:span text:style-name="Default_20_Paragraph_20_Font"><text:span text:style-name="T1">no</text:span></text:span> m<text:span text:style-name="Default_20_Paragraph_20_Font"><text:span text:style-name="T1">u</text:span></text:span>t<text:span text:style-name="Default_20_Paragraph_20_Font"><text:span text:style-name="T1">at</text:span></text:span>i<text:span text:style-name="Default_20_Paragraph_20_Font"><text:span text:style-name="T1">one</text:span></text:span>s<text:line-break/>susci<text:span text:style-name="Default_20_Paragraph_20_Font"><text:span text:style-name="T1">p</text:span></text:span>i<text:span text:style-name="Default_20_Paragraph_20_Font"><text:span text:style-name="T1">un</text:span></text:span>t. Hac itaque in oratione Plato quantum ad<text:line-break/>prima elementa eorumque qualitates spectat Hippoeratem<text:line-break/>dilucide sectatur. At in sequentibus humores etiam mor-<text:line-break/>horum causas statuens hoc modo eloquitur: <text:span text:style-name="Default_20_Paragraph_20_Font"><text:span text:style-name="T1">alba au</text:span></text:span>t<text:span text:style-name="Default_20_Paragraph_20_Font"><text:span text:style-name="T1">e</text:span></text:span>m<text:line-break/><text:span text:style-name="Default_20_Paragraph_20_Font"><text:span text:style-name="T1">p</text:span></text:span>it<text:span text:style-name="Default_20_Paragraph_20_Font"><text:span text:style-name="T1">u</text:span></text:span>i<text:span text:style-name="Default_20_Paragraph_20_Font"><text:span text:style-name="T1">ta ob bu</text:span></text:span>l<text:span text:style-name="Default_20_Paragraph_20_Font"><text:span text:style-name="T1">larum sp</text:span></text:span>i<text:span text:style-name="Default_20_Paragraph_20_Font"><text:span text:style-name="T1">r</text:span></text:span>i<text:span text:style-name="Default_20_Paragraph_20_Font"><text:span text:style-name="T1">tu</text:span></text:span>m i<text:span text:style-name="Default_20_Paragraph_20_Font"><text:span text:style-name="T1">n</text:span></text:span>t<text:span text:style-name="Default_20_Paragraph_20_Font"><text:span text:style-name="T1">u</text:span></text:span>s <text:span text:style-name="Default_20_Paragraph_20_Font"><text:span text:style-name="T1">de</text:span></text:span>t<text:span text:style-name="Default_20_Paragraph_20_Font"><text:span text:style-name="T1">enta diffic</text:span></text:span>i<text:span text:style-name="Default_20_Paragraph_20_Font"><text:span text:style-name="T1">l</text:span></text:span>i<text:span text:style-name="Default_20_Paragraph_20_Font"><text:span text:style-name="T1">s; ex</text:span></text:span>t<text:span text:style-name="Default_20_Paragraph_20_Font"><text:span text:style-name="T1">ra<text:line-break/>vero c</text:span></text:span>o<text:span text:style-name="Default_20_Paragraph_20_Font"><text:span text:style-name="T1">rpori</text:span></text:span>s spi<text:span text:style-name="Default_20_Paragraph_20_Font"><text:span text:style-name="T1">racula coercen</text:span></text:span>s <text:span text:style-name="Default_20_Paragraph_20_Font"><text:span text:style-name="T1">m</text:span></text:span>itio<text:span text:style-name="Default_20_Paragraph_20_Font"><text:span text:style-name="T1">r qu</text:span></text:span>i<text:span text:style-name="Default_20_Paragraph_20_Font"><text:span text:style-name="T1">dem est; varie<text:line-break/></text:span></text:span>t<text:span text:style-name="Default_20_Paragraph_20_Font"><text:span text:style-name="T1">amen corpu</text:span></text:span>s <text:span text:style-name="Default_20_Paragraph_20_Font"><text:span text:style-name="T1">infu</text:span></text:span>it , <text:span text:style-name="Default_20_Paragraph_20_Font"><text:span text:style-name="T1">albae u</text:span></text:span>t<text:span text:style-name="Default_20_Paragraph_20_Font"><text:span text:style-name="T1">ra</text:span></text:span>s<text:span text:style-name="Default_20_Paragraph_20_Font"><text:span text:style-name="T1">que v</text:span></text:span>i<text:span text:style-name="Default_20_Paragraph_20_Font"><text:span text:style-name="T1">t</text:span></text:span>ili<text:span text:style-name="Default_20_Paragraph_20_Font"><text:span text:style-name="T1">g</text:span></text:span>i<text:span text:style-name="Default_20_Paragraph_20_Font"><text:span text:style-name="T1">ne</text:span></text:span>s <text:span text:style-name="Default_20_Paragraph_20_Font"><text:span text:style-name="T1">a</text:span></text:span>t<text:span text:style-name="Default_20_Paragraph_20_Font"><text:span text:style-name="T1">que h</text:span></text:span>is<text:line-break/><text:span text:style-name="Default_20_Paragraph_20_Font"><text:span text:style-name="T1">c</text:span></text:span>o<text:span text:style-name="Default_20_Paragraph_20_Font"><text:span text:style-name="T1">ngener</text:span></text:span>a<text:span text:style-name="Default_20_Paragraph_20_Font"><text:span text:style-name="T1">t m</text:span></text:span>o<text:span text:style-name="Default_20_Paragraph_20_Font"><text:span text:style-name="T1">rbo</text:span></text:span>s <text:span text:style-name="Default_20_Paragraph_20_Font"><text:span text:style-name="T1">procrea</text:span></text:span>t, <text:span text:style-name="Default_20_Paragraph_20_Font"><text:span text:style-name="T1">sed cu</text:span></text:span>m <text:span text:style-name="Default_20_Paragraph_20_Font"><text:span text:style-name="T1">a</text:span></text:span>t<text:span text:style-name="Default_20_Paragraph_20_Font"><text:span text:style-name="T1">ra b</text:span></text:span>i<text:span text:style-name="Default_20_Paragraph_20_Font"><text:span text:style-name="T1">le mixta, si<text:line-break/></text:span></text:span>i<text:span text:style-name="Default_20_Paragraph_20_Font"><text:span text:style-name="T1">n d</text:span></text:span>i<text:span text:style-name="Default_20_Paragraph_20_Font"><text:span text:style-name="T1">v</text:span></text:span>i<text:span text:style-name="Default_20_Paragraph_20_Font"><text:span text:style-name="T1">n</text:span></text:span>i/<text:span text:style-name="Default_20_Paragraph_20_Font"><text:span text:style-name="T1">stm</text:span></text:span>os <text:span text:style-name="Default_20_Paragraph_20_Font"><text:span text:style-name="T1">qu</text:span></text:span>i <text:span text:style-name="Default_20_Paragraph_20_Font"><text:span text:style-name="T1">in cap</text:span></text:span>i<text:span text:style-name="Default_20_Paragraph_20_Font"><text:span text:style-name="T1">te sun</text:span></text:span>t m<text:span text:style-name="Default_20_Paragraph_20_Font"><text:span text:style-name="T1">ea</text:span></text:span>t<text:span text:style-name="Default_20_Paragraph_20_Font"><text:span text:style-name="T1">u</text:span></text:span>s i<text:span text:style-name="Default_20_Paragraph_20_Font"><text:span text:style-name="T1">llaba</text:span></text:span>t<text:span text:style-name="Default_20_Paragraph_20_Font"><text:span text:style-name="T1">ur</text:span></text:span> i<text:span text:style-name="Default_20_Paragraph_20_Font"><text:span text:style-name="T1">psu</text:span></text:span>s<text:line-break/><text:span text:style-name="Default_20_Paragraph_20_Font"><text:span text:style-name="T1">dq</text:span></text:span>/b<text:span text:style-name="Default_20_Paragraph_20_Font"><text:span text:style-name="T1">lv</text:span></text:span>it <text:span text:style-name="Default_20_Paragraph_20_Font"><text:span text:style-name="T1">perturba</text:span></text:span>m<text:span text:style-name="Default_20_Paragraph_20_Font"><text:span text:style-name="T1">us. Quod si per somnum con</text:span></text:span>ti<text:span text:style-name="Default_20_Paragraph_20_Font"><text:span text:style-name="T1">ngat,<text:line-break/></text:span></text:span>mi<text:span text:style-name="Default_20_Paragraph_20_Font"><text:span text:style-name="T1">t</text:span></text:span>i<text:span text:style-name="Default_20_Paragraph_20_Font"><text:span text:style-name="T1">or est; si v</text:span></text:span>i<text:span text:style-name="Default_20_Paragraph_20_Font"><text:span text:style-name="T1">g</text:span></text:span>i<text:span text:style-name="Default_20_Paragraph_20_Font"><text:span text:style-name="T1">lante</text:span></text:span>s i<text:span text:style-name="Default_20_Paragraph_20_Font"><text:span text:style-name="T1">nvada</text:span></text:span>t, sol<text:span text:style-name="Default_20_Paragraph_20_Font"><text:span text:style-name="T1">u</text:span></text:span>t<text:span text:style-name="Default_20_Paragraph_20_Font"><text:span text:style-name="T1">u d</text:span></text:span>i<text:span text:style-name="Default_20_Paragraph_20_Font"><text:span text:style-name="T1">ffic</text:span></text:span>i<text:span text:style-name="Default_20_Paragraph_20_Font"><text:span text:style-name="T1">li</text:span></text:span>s<text:span text:style-name="Default_20_Paragraph_20_Font"><text:span text:style-name="T1">; qu</text:span></text:span>i mo<text:span text:style-name="Default_20_Paragraph_20_Font"><text:span text:style-name="T1">r-<text:line-break/>bu</text:span></text:span>s <text:span text:style-name="Default_20_Paragraph_20_Font"><text:span text:style-name="T1">quum sacrae naturae sit, sacer</text:span></text:span> m<text:span text:style-name="Default_20_Paragraph_20_Font"><text:span text:style-name="T1">er</text:span></text:span>iti/stm<text:span text:style-name="Default_20_Paragraph_20_Font"><text:span text:style-name="T1">o dic</text:span></text:span>it<text:span text:style-name="Default_20_Paragraph_20_Font"><text:span text:style-name="T1">ur.<text:line-break/></text:span></text:span>Atque huic sententiae his verbis alteram affert: <text:span text:style-name="Default_20_Paragraph_20_Font"><text:span text:style-name="T1">ac</text:span></text:span>i<text:span text:style-name="Default_20_Paragraph_20_Font"><text:span text:style-name="T1">da<text:line-break/>ver</text:span></text:span>o <text:span text:style-name="Default_20_Paragraph_20_Font"><text:span text:style-name="T1">et falsa p</text:span></text:span>i<text:span text:style-name="Default_20_Paragraph_20_Font"><text:span text:style-name="T1">tuita omnium qu</text:span></text:span>i <text:span text:style-name="Default_20_Paragraph_20_Font"><text:span text:style-name="T1">a destuxion</text:span></text:span>i<text:span text:style-name="Default_20_Paragraph_20_Font"><text:span text:style-name="T1">bu</text:span></text:span>s o<text:span text:style-name="Default_20_Paragraph_20_Font"><text:span text:style-name="T1">r</text:span></text:span>i<text:span text:style-name="Default_20_Paragraph_20_Font"><text:span text:style-name="T1">un</text:span></text:span>t<text:span text:style-name="Default_20_Paragraph_20_Font"><text:span text:style-name="T1">ur</text:span></text:span></text:p>
      <text:p text:style-name="P1">mo<text:span text:style-name="Default_20_Paragraph_20_Font"><text:span text:style-name="T1">rborum fan</text:span></text:span>s <text:span text:style-name="Default_20_Paragraph_20_Font"><text:span text:style-name="T1">est, quae</text:span></text:span> o<text:span text:style-name="Default_20_Paragraph_20_Font"><text:span text:style-name="T1">b l</text:span></text:span>o<text:span text:style-name="Default_20_Paragraph_20_Font"><text:span text:style-name="T1">c</text:span></text:span>os i<text:span text:style-name="Default_20_Paragraph_20_Font"><text:span text:style-name="T1">n qu</text:span></text:span>os <text:span text:style-name="Default_20_Paragraph_20_Font"><text:span text:style-name="T1">stuit valde<text:line-break/></text:span></text:span>m<text:span text:style-name="Default_20_Paragraph_20_Font"><text:span text:style-name="T1">u</text:span></text:span>l<text:span text:style-name="Default_20_Paragraph_20_Font"><text:span text:style-name="T1">t</text:span></text:span>i<text:span text:style-name="Default_20_Paragraph_20_Font"><text:span text:style-name="T1">pl</text:span></text:span>i<text:span text:style-name="Default_20_Paragraph_20_Font"><text:span text:style-name="T1">ce</text:span></text:span>s <text:span text:style-name="Default_20_Paragraph_20_Font"><text:span text:style-name="T1">diversa n</text:span></text:span>o<text:span text:style-name="Default_20_Paragraph_20_Font"><text:span text:style-name="T1">m</text:span></text:span>i<text:span text:style-name="Default_20_Paragraph_20_Font"><text:span text:style-name="T1">na sortitur. </text:span></text:span>Sic igitur Plato de<text:line-break/>pituita cum atra bile pronunciaverat. Quae vero de flava<text:line-break/>deinceps proferat, ausculta: <text:span text:style-name="Default_20_Paragraph_20_Font"><text:span text:style-name="T1">quaecunque parte</text:span></text:span>s <text:span text:style-name="Default_20_Paragraph_20_Font"><text:span text:style-name="T1">c</text:span></text:span>o<text:span text:style-name="Default_20_Paragraph_20_Font"><text:span text:style-name="T1">rpori</text:span></text:span>s<text:line-break/><text:span text:style-name="Default_20_Paragraph_20_Font"><text:span text:style-name="T1">quod ardeant uran</text:span></text:span>t<text:span text:style-name="Default_20_Paragraph_20_Font"><text:span text:style-name="T1">urque, prop</text:span></text:span>t<text:span text:style-name="Default_20_Paragraph_20_Font"><text:span text:style-name="T1">erea</text:span></text:span> i<text:span text:style-name="Default_20_Paragraph_20_Font"><text:span text:style-name="T1">nsiam</text:span></text:span>m<text:span text:style-name="Default_20_Paragraph_20_Font"><text:span text:style-name="T1">ation</text:span></text:span>i<text:span text:style-name="Default_20_Paragraph_20_Font"><text:span text:style-name="T1">bu</text:span></text:span>s o<text:span text:style-name="Default_20_Paragraph_20_Font"><text:span text:style-name="T1">b-<text:line-break/>sider</text:span></text:span>i <text:span text:style-name="Default_20_Paragraph_20_Font"><text:span text:style-name="T1">d</text:span></text:span>i<text:span text:style-name="Default_20_Paragraph_20_Font"><text:span text:style-name="T1">cun</text:span></text:span>t<text:span text:style-name="Default_20_Paragraph_20_Font"><text:span text:style-name="T1">ur, quae</text:span></text:span> o<text:span text:style-name="Default_20_Paragraph_20_Font"><text:span text:style-name="T1">mne</text:span></text:span>s <text:span text:style-name="Default_20_Paragraph_20_Font"><text:span text:style-name="T1">a b</text:span></text:span>i<text:span text:style-name="Default_20_Paragraph_20_Font"><text:span text:style-name="T1">le pr</text:span></text:span>o<text:span text:style-name="Default_20_Paragraph_20_Font"><text:span text:style-name="T1">crean</text:span></text:span>t<text:span text:style-name="Default_20_Paragraph_20_Font"><text:span text:style-name="T1">ur. Quare si<text:line-break/>b</text:span></text:span>itis <text:span text:style-name="Default_20_Paragraph_20_Font"><text:span text:style-name="T1">exteriora subeat sp</text:span></text:span>i<text:span text:style-name="Default_20_Paragraph_20_Font"><text:span text:style-name="T1">racu</text:span></text:span>l<text:span text:style-name="Default_20_Paragraph_20_Font"><text:span text:style-name="T1">a, var</text:span></text:span>i<text:span text:style-name="Default_20_Paragraph_20_Font"><text:span text:style-name="T1">a fervet</text:span></text:span>is <text:span text:style-name="Default_20_Paragraph_20_Font"><text:span text:style-name="T1">exsp</text:span></text:span>i<text:span text:style-name="Default_20_Paragraph_20_Font"><text:span text:style-name="T1">rat<text:line-break/>ph</text:span></text:span>y<text:span text:style-name="Default_20_Paragraph_20_Font"><text:span text:style-name="T1">suma</text:span></text:span>t<text:span text:style-name="Default_20_Paragraph_20_Font"><text:span text:style-name="T1">a</text:span></text:span>, i<text:span text:style-name="Default_20_Paragraph_20_Font"><text:span text:style-name="T1">ntu</text:span></text:span>s <text:span text:style-name="Default_20_Paragraph_20_Font"><text:span text:style-name="T1">vero occlusa mu</text:span></text:span>l<text:span text:style-name="Default_20_Paragraph_20_Font"><text:span text:style-name="T1">to</text:span></text:span>s <text:span text:style-name="Default_20_Paragraph_20_Font"><text:span text:style-name="T1">uren</text:span></text:span>t<text:span text:style-name="Default_20_Paragraph_20_Font"><text:span text:style-name="T1">e</text:span></text:span>s <text:span text:style-name="Default_20_Paragraph_20_Font"><text:span text:style-name="T1">m</text:span></text:span>o<text:span text:style-name="Default_20_Paragraph_20_Font"><text:span text:style-name="T1">rb</text:span></text:span>os <text:span text:style-name="Default_20_Paragraph_20_Font"><text:span text:style-name="T1">gig-<text:line-break/>n</text:span></text:span>i<text:span text:style-name="Default_20_Paragraph_20_Font"><text:span text:style-name="T1">t, max</text:span></text:span>im<text:span text:style-name="Default_20_Paragraph_20_Font"><text:span text:style-name="T1">um ver</text:span></text:span>o <text:span text:style-name="Default_20_Paragraph_20_Font"><text:span text:style-name="T1">quum puro sangu</text:span></text:span>i<text:span text:style-name="Default_20_Paragraph_20_Font"><text:span text:style-name="T1">ni c</text:span></text:span>o<text:span text:style-name="Default_20_Paragraph_20_Font"><text:span text:style-name="T1">mm</text:span></text:span>i<text:span text:style-name="Default_20_Paragraph_20_Font"><text:span text:style-name="T1">xta sibra-<text:line-break/>rum genu</text:span></text:span>s <text:span text:style-name="Default_20_Paragraph_20_Font"><text:span text:style-name="T1">e propr</text:span></text:span>i<text:span text:style-name="Default_20_Paragraph_20_Font"><text:span text:style-name="T1">o d</text:span></text:span>i<text:span text:style-name="Default_20_Paragraph_20_Font"><text:span text:style-name="T1">movet ord</text:span></text:span>i<text:span text:style-name="Default_20_Paragraph_20_Font"><text:span text:style-name="T1">ne , quae</text:span></text:span> i<text:span text:style-name="Default_20_Paragraph_20_Font"><text:span text:style-name="T1">n sanguinem<text:line-break/>d</text:span></text:span>i<text:span text:style-name="Default_20_Paragraph_20_Font"><text:span text:style-name="T1">spersae sunt, ut</text:span></text:span> is <text:span text:style-name="Default_20_Paragraph_20_Font"><text:span text:style-name="T1">tenu</text:span></text:span>it<text:span text:style-name="Default_20_Paragraph_20_Font"><text:span text:style-name="T1">a</text:span></text:span>t<text:span text:style-name="Default_20_Paragraph_20_Font"><text:span text:style-name="T1">i</text:span></text:span>s <text:span text:style-name="Default_20_Paragraph_20_Font"><text:span text:style-name="T1">et crassit</text:span></text:span>i<text:span text:style-name="Default_20_Paragraph_20_Font"><text:span text:style-name="T1">e</text:span></text:span>i .<text:span text:style-name="Default_20_Paragraph_20_Font"><text:span text:style-name="T1">commodera</text:span></text:span>t<text:span text:style-name="Default_20_Paragraph_20_Font"><text:span text:style-name="T1">io-<text:line-break/>nem teneat nec pr</text:span></text:span>o<text:span text:style-name="Default_20_Paragraph_20_Font"><text:span text:style-name="T1">pter cal</text:span></text:span>o<text:span text:style-name="Default_20_Paragraph_20_Font"><text:span text:style-name="T1">rem, ut qu</text:span></text:span>i <text:span text:style-name="Default_20_Paragraph_20_Font"><text:span text:style-name="T1">hum</text:span></text:span>i<text:span text:style-name="Default_20_Paragraph_20_Font"><text:span text:style-name="T1">du</text:span></text:span>s <text:span text:style-name="Default_20_Paragraph_20_Font"><text:span text:style-name="T1">est, ex<text:line-break/>raro c</text:span></text:span>o<text:span text:style-name="Default_20_Paragraph_20_Font"><text:span text:style-name="T1">rp</text:span></text:span>o<text:span text:style-name="Default_20_Paragraph_20_Font"><text:span text:style-name="T1">re desina</text:span></text:span>t; <text:span text:style-name="Default_20_Paragraph_20_Font"><text:span text:style-name="T1">neque rursum densior redd</text:span></text:span>it<text:span text:style-name="Default_20_Paragraph_20_Font"><text:span text:style-name="T1">u</text:span></text:span>s <text:span text:style-name="Default_20_Paragraph_20_Font"><text:span text:style-name="T1">m</text:span></text:span>o-<text:line-break/>t<text:span text:style-name="Default_20_Paragraph_20_Font"><text:span text:style-name="T1">ion</text:span></text:span>is sii <text:span text:style-name="Default_20_Paragraph_20_Font"><text:span text:style-name="T1">d</text:span></text:span>i<text:span text:style-name="Default_20_Paragraph_20_Font"><text:span text:style-name="T1">ffic</text:span></text:span>i<text:span text:style-name="Default_20_Paragraph_20_Font"><text:span text:style-name="T1">l</text:span></text:span>is ui<text:span text:style-name="Default_20_Paragraph_20_Font"><text:span text:style-name="T1">xque per vena</text:span></text:span>s <text:span text:style-name="Default_20_Paragraph_20_Font"><text:span text:style-name="T1">sit</text:span></text:span>i<text:span text:style-name="Default_20_Paragraph_20_Font"><text:span text:style-name="T1">at et restuat. H</text:span></text:span>o<text:span text:style-name="Default_20_Paragraph_20_Font"><text:span text:style-name="T1">s<text:line-break/></text:span></text:span>i<text:span text:style-name="Default_20_Paragraph_20_Font"><text:span text:style-name="T1">g</text:span></text:span>i<text:span text:style-name="Default_20_Paragraph_20_Font"><text:span text:style-name="T1">tur te</text:span></text:span>m<text:span text:style-name="Default_20_Paragraph_20_Font"><text:span text:style-name="T1">pest</text:span></text:span>i<text:span text:style-name="Default_20_Paragraph_20_Font"><text:span text:style-name="T1">vo</text:span></text:span>s <text:span text:style-name="Default_20_Paragraph_20_Font"><text:span text:style-name="T1">usu</text:span></text:span>s <text:span text:style-name="Default_20_Paragraph_20_Font"><text:span text:style-name="T1">naturae genera</text:span></text:span>t<text:span text:style-name="Default_20_Paragraph_20_Font"><text:span text:style-name="T1">ion</text:span></text:span>i <text:span text:style-name="Default_20_Paragraph_20_Font"><text:span text:style-name="T1">praestan</text:span></text:span>t t<text:span text:style-name="Default_20_Paragraph_20_Font"><text:span text:style-name="T1">u-<text:line-break/>trice</text:span></text:span>s <text:span text:style-name="Default_20_Paragraph_20_Font"><text:span text:style-name="T1">sibrae, qua</text:span></text:span>s <text:span text:style-name="Default_20_Paragraph_20_Font"><text:span text:style-name="T1">quum qui</text:span></text:span>s <text:span text:style-name="Default_20_Paragraph_20_Font"><text:span text:style-name="T1">e</text:span></text:span>t <text:span text:style-name="Default_20_Paragraph_20_Font"><text:span text:style-name="T1">m</text:span></text:span>o<text:span text:style-name="Default_20_Paragraph_20_Font"><text:span text:style-name="T1">rtuo et persu</text:span></text:span>i<text:span text:style-name="Default_20_Paragraph_20_Font"><text:span text:style-name="T1">gerato<text:line-break/>sangu</text:span></text:span>i<text:span text:style-name="Default_20_Paragraph_20_Font"><text:span text:style-name="T1">ne invicem co</text:span></text:span>l<text:span text:style-name="Default_20_Paragraph_20_Font"><text:span text:style-name="T1">legeris tum sanguis un</text:span></text:span>i<text:span text:style-name="Default_20_Paragraph_20_Font"><text:span text:style-name="T1">versu</text:span></text:span>s <text:span text:style-name="Default_20_Paragraph_20_Font"><text:span text:style-name="T1">d</text:span></text:span>i<text:span text:style-name="Default_20_Paragraph_20_Font"><text:span text:style-name="T1">ffin</text:span></text:span>i<text:span text:style-name="Default_20_Paragraph_20_Font"><text:span text:style-name="T1">t;<text:line-break/></text:span></text:span>mi<text:span text:style-name="Default_20_Paragraph_20_Font"><text:span text:style-name="T1">ssiae vero a</text:span></text:span>m<text:span text:style-name="Default_20_Paragraph_20_Font"><text:span text:style-name="T1">b</text:span></text:span>i<text:span text:style-name="Default_20_Paragraph_20_Font"><text:span text:style-name="T1">ente</text:span></text:span> i<text:span text:style-name="Default_20_Paragraph_20_Font"><text:span text:style-name="T1">psum suigore c</text:span></text:span>it<text:span text:style-name="Default_20_Paragraph_20_Font"><text:span text:style-name="T1">o c</text:span></text:span>o<text:span text:style-name="Default_20_Paragraph_20_Font"><text:span text:style-name="T1">ncrescun</text:span></text:span>t. <text:span text:style-name="Default_20_Paragraph_20_Font"><text:span text:style-name="T1">Quu</text:span></text:span>m</text:p>
      <text:p text:style-name="P1"><text:span text:style-name="Default_20_Paragraph_20_Font"><text:span text:style-name="T1">ergo sibrae hanc</text:span></text:span> i<text:span text:style-name="Default_20_Paragraph_20_Font"><text:span text:style-name="T1">n sangu</text:span></text:span>i<text:span text:style-name="Default_20_Paragraph_20_Font"><text:span text:style-name="T1">nem facul</text:span></text:span>t<text:span text:style-name="Default_20_Paragraph_20_Font"><text:span text:style-name="T1">atem sort</text:span></text:span>i<text:span text:style-name="Default_20_Paragraph_20_Font"><text:span text:style-name="T1">antur, b</text:span></text:span>i<text:span text:style-name="Default_20_Paragraph_20_Font"><text:span text:style-name="T1">l</text:span></text:span>i<text:span text:style-name="Default_20_Paragraph_20_Font"><text:span text:style-name="T1">s<text:line-break/>quae natura vetus est fangu</text:span></text:span>i<text:span text:style-name="Default_20_Paragraph_20_Font"><text:span text:style-name="T1">s , ac rursum ex carn</text:span></text:span>i<text:span text:style-name="Default_20_Paragraph_20_Font"><text:span text:style-name="T1">bus in<text:line-break/>hunc eliqua</text:span></text:span>t<text:span text:style-name="Default_20_Paragraph_20_Font"><text:span text:style-name="T1">a, cal</text:span></text:span>i<text:span text:style-name="Default_20_Paragraph_20_Font"><text:span text:style-name="T1">da e</text:span></text:span>t <text:span text:style-name="Default_20_Paragraph_20_Font"><text:span text:style-name="T1">hum</text:span></text:span>i<text:span text:style-name="Default_20_Paragraph_20_Font"><text:span text:style-name="T1">da paulat</text:span></text:span>i<text:span text:style-name="Default_20_Paragraph_20_Font"><text:span text:style-name="T1">m primum inc</text:span></text:span>i-<text:line-break/><text:span text:style-name="Default_20_Paragraph_20_Font"><text:span text:style-name="T1">den</text:span></text:span>s <text:span text:style-name="Default_20_Paragraph_20_Font"><text:span text:style-name="T1">sibrarum facultate c</text:span></text:span>o<text:span text:style-name="Default_20_Paragraph_20_Font"><text:span text:style-name="T1">ncresc</text:span></text:span>i<text:span text:style-name="Default_20_Paragraph_20_Font"><text:span text:style-name="T1">t, concreta ver</text:span></text:span>o <text:span text:style-name="Default_20_Paragraph_20_Font"><text:span text:style-name="T1">ac vi<text:line-break/>exst</text:span></text:span>i<text:span text:style-name="Default_20_Paragraph_20_Font"><text:span text:style-name="T1">nc</text:span></text:span>t<text:span text:style-name="Default_20_Paragraph_20_Font"><text:span text:style-name="T1">a fusiu</text:span></text:span>s i<text:span text:style-name="Default_20_Paragraph_20_Font"><text:span text:style-name="T1">rem</text:span></text:span> o<text:span text:style-name="Default_20_Paragraph_20_Font"><text:span text:style-name="T1">rem que c</text:span></text:span>o<text:span text:style-name="Default_20_Paragraph_20_Font"><text:span text:style-name="T1">nc</text:span></text:span>i<text:span text:style-name="Default_20_Paragraph_20_Font"><text:span text:style-name="T1">tat. isuod si uberior<text:line-break/>astis a</text:span></text:span>t , <text:span text:style-name="Default_20_Paragraph_20_Font"><text:span text:style-name="T1">suaque calore fibra</text:span></text:span>s <text:span text:style-name="Default_20_Paragraph_20_Font"><text:span text:style-name="T1">superet, c</text:span></text:span>o<text:span text:style-name="Default_20_Paragraph_20_Font"><text:span text:style-name="T1">nfusionem ser</text:span></text:span>v<text:span text:style-name="Default_20_Paragraph_20_Font"><text:span text:style-name="T1">e-<text:line-break/>suen</text:span></text:span>s <text:span text:style-name="Default_20_Paragraph_20_Font"><text:span text:style-name="T1">favet. s</text:span></text:span>i <text:span text:style-name="Default_20_Paragraph_20_Font"><text:span text:style-name="T1">et</text:span></text:span>i<text:span text:style-name="Default_20_Paragraph_20_Font"><text:span text:style-name="T1">am adusique sinent. v</text:span></text:span>i<text:span text:style-name="Default_20_Paragraph_20_Font"><text:span text:style-name="T1">ct</text:span></text:span>ori<text:span text:style-name="Default_20_Paragraph_20_Font"><text:span text:style-name="T1">ae par si</text:span></text:span>t , i<text:span text:style-name="Default_20_Paragraph_20_Font"><text:span text:style-name="T1">n<text:line-break/>medu</text:span></text:span>l<text:span text:style-name="Default_20_Paragraph_20_Font"><text:span text:style-name="T1">lae genus penetrat, ae exuren</text:span></text:span>s <text:span text:style-name="Default_20_Paragraph_20_Font"><text:span text:style-name="T1">an</text:span></text:span>i<text:span text:style-name="Default_20_Paragraph_20_Font"><text:span text:style-name="T1">mae vincula tan-<text:line-break/>quam nav</text:span></text:span>is <text:span text:style-name="Default_20_Paragraph_20_Font"><text:span text:style-name="T1">rudente</text:span></text:span>s <text:span text:style-name="Default_20_Paragraph_20_Font"><text:span text:style-name="T1">solv</text:span></text:span>it i<text:span text:style-name="Default_20_Paragraph_20_Font"><text:span text:style-name="T1">psu</text:span></text:span>m<text:span text:style-name="Default_20_Paragraph_20_Font"><text:span text:style-name="T1">que libera</text:span></text:span>m <text:span text:style-name="Default_20_Paragraph_20_Font"><text:span text:style-name="T1">pr</text:span></text:span>o<text:span text:style-name="Default_20_Paragraph_20_Font"><text:span text:style-name="T1">movet.<text:line-break/>Quum autem insert</text:span></text:span>o<text:span text:style-name="Default_20_Paragraph_20_Font"><text:span text:style-name="T1">r est eorpu</text:span></text:span>s<text:span text:style-name="Default_20_Paragraph_20_Font"><text:span text:style-name="T1">que l</text:span></text:span>i<text:span text:style-name="Default_20_Paragraph_20_Font"><text:span text:style-name="T1">quescens reluc</text:span></text:span>t<text:span text:style-name="Default_20_Paragraph_20_Font"><text:span text:style-name="T1">a</text:span></text:span>t<text:span text:style-name="Default_20_Paragraph_20_Font"><text:span text:style-name="T1">ur,<text:line-break/></text:span></text:span>i<text:span text:style-name="Default_20_Paragraph_20_Font"><text:span text:style-name="T1">psa devicta .au</text:span></text:span>t <text:span text:style-name="Default_20_Paragraph_20_Font"><text:span text:style-name="T1">per un</text:span></text:span>i<text:span text:style-name="Default_20_Paragraph_20_Font"><text:span text:style-name="T1">versum corpus^ elabi</text:span></text:span>t<text:span text:style-name="Default_20_Paragraph_20_Font"><text:span text:style-name="T1">ur aut per<text:line-break/>vena</text:span></text:span>s <text:span text:style-name="Default_20_Paragraph_20_Font"><text:span text:style-name="T1">in</text:span></text:span> i<text:span text:style-name="Default_20_Paragraph_20_Font"><text:span text:style-name="T1">nferiorem vel super</text:span></text:span>io<text:span text:style-name="Default_20_Paragraph_20_Font"><text:span text:style-name="T1">rem ven</text:span></text:span>t<text:span text:style-name="Default_20_Paragraph_20_Font"><text:span text:style-name="T1">rem compulsu ut<text:line-break/>exsul ex sedit</text:span></text:span>i<text:span text:style-name="Default_20_Paragraph_20_Font"><text:span text:style-name="T1">osa c</text:span></text:span>i<text:span text:style-name="Default_20_Paragraph_20_Font"><text:span text:style-name="T1">vitate, sic e corpore e</text:span></text:span>i<text:span text:style-name="Default_20_Paragraph_20_Font"><text:span text:style-name="T1">icitur, ac tum<text:line-break/>diarrhoea</text:span></text:span>s, <text:span text:style-name="Default_20_Paragraph_20_Font"><text:span text:style-name="T1">d</text:span></text:span>y<text:span text:style-name="Default_20_Paragraph_20_Font"><text:span text:style-name="T1">senteria</text:span></text:span>s <text:span text:style-name="Default_20_Paragraph_20_Font"><text:span text:style-name="T1">et hu</text:span></text:span>j<text:span text:style-name="Default_20_Paragraph_20_Font"><text:span text:style-name="T1">usmodi</text:span></text:span> m<text:span text:style-name="Default_20_Paragraph_20_Font"><text:span text:style-name="T1">orbo</text:span></text:span>s <text:span text:style-name="Default_20_Paragraph_20_Font"><text:span text:style-name="T1">excitat</text:span></text:span>. Haec<text:line-break/>sane Plato in foto Timaeo Hippocratem sectatus protulit.<text:line-break/>At si quis in reliquis ejus libris quae reperiuntur omnia<text:line-break/>colligere velit, is videbitur prolixae orationis gratia .lu—<text:line-break/>lianum imitari. Quin etiamnum magis si quaecunque a</text:p>
      <text:p text:style-name="P1">Theophrasto, Arisictele, Chrysippo et omnibus peripateti-<text:line-break/>cis et storeis de calido, frigido, humido et sicco, etiam<text:line-break/>de bile et pituita , sanitate et morbo prodita funi , de-<text:line-break/>scriberet universa. Etenim jam nunc arbitror quosdam<text:line-break/>me longitudinis sermonum in stupidi sophistae redargutio-<text:line-break/>nem compositorum arguere. Quem enim non piguit, o<text:line-break/>Iupiter diique, Platonem, Aristotelem , zenouem et poste-<text:line-break/>ros ipforum philosophos laudibus extollere , quae vero ab<text:line-break/>Hippocrate de corporis elementis pronunciata sunt repre-<text:line-break/>hendere, quid tandem in omnibus verecunde dicturus<text:line-break/>est? Sed haec missa sint.</text:p>
      <text:h text:style-name="Heading_20_2" text:outline-level="2">U.</text:h>
      <text:p text:style-name="P2">At quae deinceps scribit ea perpendenda sunt, qui<text:line-break/>ne hoc naturae nomen considerandum esse concedat. Hoc<text:line-break/>autem exstat fui contextus initium : nunquam enim hi no-<text:line-break/>bis aut etiam sibi ipsis re vera persuaserint quod norint.</text:p>
      <text:p text:style-name="P1">Quid ipsa natura sit, quam et furium et deorsum jactam<text:line-break/>ubique tragice decantantes aut calidum simplex aut ex<text:line-break/>mixtione temperamentum aut frigidi spiritusque <text:span text:style-name="Default_20_Paragraph_20_Font"><text:span text:style-name="T1">t</text:span></text:span>ubstan-<text:line-break/>tiam esse. Deinde his deinceps multa infert, cognosci<text:line-break/>naturae substantiam minime ^concedens, ac si Hippocrates<text:line-break/>huic proposito aphorismo naturae nomen non adscripserit,<text:line-break/>neque de spontaneis potius vacationibus verba fecerit.<text:line-break/>Unde illi nomen naturae in mentem venit? Nam aliunde<text:line-break/>quidem ex consueta Juliani garrulitate, ut longae oratio-<text:line-break/>nis occasionem praestaret? Quam si quis explicaverit,<text:line-break/>ipsius nugas perspicue deprehendet. Quum igitur medici<text:line-break/>omnes vacuationum alias quidem a naturae, alias vero a<text:line-break/>casu fieri praeferunt, qui demonstrant ipsarum causas non-<text:line-break/>nunquam ex ipso aegrotantium corpore concitari, uonnun-<text:line-break/>quam vero extrinsecus, hanc nugandi de naturae voca-<text:line-break/>bolo occasionem nactus esu Quod ipse vult proferre com-<text:line-break/>preh en denti lu summa hujusmodi licet percipere. Quod sit<text:line-break/>natura qui ignorant , eos naturales vastationes enunciare</text:p>
      <text:p text:style-name="P1">non decet. Verum o sophistarum generosissime haec tua<text:line-break/>ratio nos nosse , si animam habeamus aut sensum aut men-<text:line-break/>tem aut rationem aut memoriam prohibuerit, quod horum<text:line-break/>cujusque substantia cognitu sit difficilis. Ecquid mirum,<text:line-break/>quandoquidem et ipsius fotis, quem evidentissime rntue-<text:line-break/>mur, notionem qua sit substantia explorate nescimus? An<text:line-break/>de natura, de anima, de memoria aut quibusdam istius-<text:line-break/>modi ceteris facile <text:span text:style-name="Default_20_Paragraph_20_Font"><text:span text:style-name="T1">s</text:span></text:span>ententiam statuimus st Verum quem-<text:line-break/>admodum de istis haec recte diximus, sic etiam quum ho-<text:line-break/>rum singulorum notionem et dilucidam eorum existentiae<text:line-break/>dignotionem consequimur, haec orationi addenda sunt;<text:line-break/>Omnis quidem planta a natura regitur, omne vero ani-<text:line-break/>mal a natura simul et anima. Enimvero si tum nutritio-<text:line-break/>nis tum incrementi ac aliorum operum caulam omnes<text:line-break/>homines naturam appellamus, quemadmodum <text:span text:style-name="Default_20_Paragraph_20_Font"><text:span text:style-name="T1">t</text:span></text:span>ensus ejus-<text:line-break/>que habitus et motus animam. Quare nemo nostrum de<text:line-break/>naturae operibus mentitur, neque etiam quum quis haec<text:line-break/>norit, etiam derepente ejus subflantiam nosse facile pote-</text:p>
      <text:p text:style-name="P1">rit, ut neque fotis. Sest quemadmodum orientem quidem<text:line-break/>ipsum, sic et occidentem maniscsto intuemur et univer-<text:line-break/>sum intermedium locum ordine ac tempore praefinito per-<text:line-break/>currentem; substantiam vero quae et qualis ipsa sit, ma-<text:line-break/>jori otio perquirimus. Itaque si naturales excretiones quo<text:line-break/>tempore fiunt minime citra praeviam naturae sp<text:span text:style-name="Default_20_Paragraph_20_Font"><text:span text:style-name="T1">i</text:span></text:span>as effi-<text:line-break/>cientis cognitionem nosse possimus , merito ille quum de-<text:line-break/>monstravit hanc ignotam esse, quam primum istarum<text:line-break/>etiam notitiam cum ipfa simul abstulit. Quum autem<text:line-break/>concedat, etiam si quis illam ignoret, has tamen cogno-<text:line-break/>suere, cumulatissime haec omnia praeclarissimus Iulianus<text:line-break/>nugatur. Nos autem quum absque medicamento purgante<text:line-break/>vomitus aut copiosa deorsum oboriatur vacuatus, sive per.<text:line-break/>intestina, sive per uterum, hujusmodi omnia per naturam.<text:line-break/>vel a natura vel naturaliter facta esse pronunciamus. Ni-<text:line-break/>hil siquidem refert, si has imitati vaeuationes aegrotanti-<text:line-break/>bus opem plane tulerimus. At Iulianus neque ridetur id<text:line-break/>Inire quod omnes homines quotidie profitentur et agno-<text:line-break/>fcunt eos secundum naturam <text:span text:style-name="Default_20_Paragraph_20_Font"><text:span text:style-name="T1">t</text:span></text:span>e habere qui faustam fruun-</text:p>
      <text:p text:style-name="P1">tur, praeter naturam vero eos qui aegrotant. Si <text:span text:style-name="Default_20_Paragraph_20_Font"><text:span text:style-name="T1">n</text:span></text:span>amque<text:line-break/>minime liceat quidquam nos talium nominum usurpare,<text:line-break/>priusquam naturae substantiam noverimus, neque etiam<text:line-break/>ex ipsis sanos bene valere, quod fecundum naturam fe<text:line-break/>habeant, neque aegros morbo laborare, quod praeter na-<text:line-break/>teram sint. Sed enim et hoc ipsi, si velit, cumulatissime<text:line-break/>demus et concedamus, nisi prius noverimus ex calido,<text:line-break/>frigido, humido et sicco nostra corpora constare, pera<text:span text:style-name="Default_20_Paragraph_20_Font"><text:span text:style-name="T1">s-<text:line-break/></text:span></text:span>duum esse nos quae bona a natura vel.fortuna procedunt<text:line-break/>imitari. Quid igitur prohibet nos id accurate cognoscere,<text:line-break/>quum et verbis tenus decreti demonstrationem sortiamur<text:line-break/>et praestantissimi philosophi, quos tuap<text:span text:style-name="Default_20_Paragraph_20_Font"><text:span text:style-name="T1">t</text:span></text:span>e quoque admira-<text:line-break/>ris et inter <text:span text:style-name="Default_20_Paragraph_20_Font"><text:span text:style-name="T1">t</text:span></text:span>e et cum Hippocrate consentiant? , Nisi quis<text:line-break/>dissensionem censeat idoneum esse testem ignorationis de-<text:line-break/>creti statim pro stoico quidam aporeticus dubiusve fue-<text:line-break/>rit Nam si sane huic rationi credideris affirmanti nihil<text:line-break/>eorum de quibus omnes inter <text:span text:style-name="Default_20_Paragraph_20_Font"><text:span text:style-name="T1">t</text:span></text:span>e philosophi digladiantur<text:line-break/>in humanam cognitionem venire posse, cur non longe</text:p>
      <text:p text:style-name="P1">etiam magis primum omnium tuis pulchris communitati-<text:line-break/>bus quas in coelo habitans methodus genuit fidem non<text:line-break/>adhibes? At .eas aliorum medicorum nullus obscure <text:span text:style-name="Default_20_Paragraph_20_Font"><text:span text:style-name="T1">r</text:span></text:span> sed<text:line-break/>perspicue novit, ut arbitratur Thessalus, sed et id majus<text:line-break/>est, quod etiamsi illas Thessalus et viderit et clarissimo<text:line-break/>eorum qui illum sectati funt medicorum choro offenderit;<text:line-break/>nullus tamen eorum alteri congruit, imo vehementiori ad<text:line-break/>hunc usque diem bello inter fe dimicant., quam eo quo<text:line-break/>Thessalus cum suis discipulis concertaverat. Si itaque dissen-<text:line-break/>tio rerum ignorationis- signum sit, primum omnium nulla<text:line-break/>Thessali communitatibus fides erit adhibenda, quo plus<text:line-break/>de ipsis inest controversiae. Enimvero corporis nostri na-<text:line-break/>tura an ex aere, igne, aqua et terra aut ex humido,<text:line-break/>sicco, calido et frigido inter fe commoderate temperatis<text:line-break/>constituta; illud in controversiam adductum est, fed non<text:line-break/>in tantam quantam Thessali communitates subierunt, quau-<text:line-break/>doquidem Plato, zeno , Aristoteles, Theophrastus, Eude-<text:line-break/>mus, Cleauthes et Cbrysippus ac plerique philosuphi, quo-</text:p>
      <text:p text:style-name="P1">rum alii sese quidem stoicos, alii vero peripateticos , alii<text:line-break/>denique Platonicos nominaverunt, de ipsis simul consto-.<text:line-break/>tiunt. Quas vero appellavit communitates Thessalus, tau-<text:line-break/>tum abest ut hae a ceteris medicis probentur, ut ne qui-<text:line-break/>dem ipsae ab his re vera ametliodis concedantur, sed<text:line-break/>gravi methodi nomine tanquam propugnaculo utuntur.<text:line-break/>Neque enim Hippocrates, neque Diocles, neque Plistoni-<text:line-break/>cus , neque Praxagoras , neque Mnesitheus , neque Philoti-<text:line-break/>mus, neque Erasistratus, neque Herophilus, neque alius<text:line-break/>quisquam medicus neque rationalis neque empiricus Thesi-<text:line-break/><text:span text:style-name="Default_20_Paragraph_20_Font"><text:span text:style-name="T1">t</text:span></text:span>ali communitatibus annuerunt. Et sane si controver-<text:line-break/>siae inter se comparandae sint, eam quae de Thessali com-<text:line-break/>munitatibus est inveneris non re parva alias superare.<text:line-break/>Quum enim tres genere sint in arte medendi sectae, ut<text:line-break/>ipsi loquuntur, quumque tum empirici tum dogmatici has<text:line-break/>Thessali communitates destruant, existimandum est hanc<text:line-break/>non exiguam esse hujusmodi. controversiam, scd in immen-<text:line-break/>fum ejus magnitudinem increscere; quum neque TIremifon</text:p>
      <text:p text:style-name="P1">ipse communitatum parens, neque quisquam e suis <text:span text:style-name="Default_20_Paragraph_20_Font"><text:span text:style-name="T1">t</text:span></text:span>ectulo-:<text:line-break/>vibus, imo neque istorum amethodornm - Thessaliorum<text:line-break/>ullus eas tuetur. Nullus enim est qui non illis quiddam<text:line-break/>aut addiderit aut detraxerit aut aliquo modo immutaverit;<text:line-break/>Atqui etiamsi omnes -ipsi inter fe convenirent, neque ta-<text:line-break/>men ita parva esset cum reliquis discordia. Quum au-<text:line-break/>tem in illis omnibus ipsi non consentiunt, fotus relinqui-<text:line-break/>fur Thessalus, neminem habens praeter hunc verbo tenus<text:line-break/>Iulianum Re namque demonstratum est, eum quoque<text:line-break/>maxime sibi contraria protulisse. Qui vero de his fidem<text:line-break/>accipere velit, nostros de methodica secta commentarios<text:line-break/>adeat. Enimvero si solus Thessalus pro rei veritate cou-<text:line-break/>certantibus dicat, demonstrationem este judicium, rerum-<text:line-break/>que aliis apparentium con<text:span text:style-name="Default_20_Paragraph_20_Font"><text:span text:style-name="T1">t</text:span></text:span>en<text:span text:style-name="Default_20_Paragraph_20_Font"><text:span text:style-name="T1">t</text:span></text:span>um nemo ip<text:span text:style-name="Default_20_Paragraph_20_Font"><text:span text:style-name="T1">t</text:span></text:span>um damnaverit.<text:line-break/>Deinde vero nonne inprimis quidem Thessalum a ceteris<text:line-break/>omnibus dissidentem, etiam ab ip<text:span text:style-name="Default_20_Paragraph_20_Font"><text:span text:style-name="T1">t</text:span></text:span>o Hippocrate damnabis<text:line-break/>mus? Qui praeter optimos medicos philosophorum quo-<text:line-break/>que praestantissimi attestantur, fidem dissidii unius gratia</text:p>
      <text:p text:style-name="P1">non adhibebimus? Quisnam hoc ferre possit? quis hafce<text:line-break/>nugas toleret? quis non potius doleat tempus in hominis<text:line-break/>controversiam deperditum? Qui neque eorum quae ipsis<text:line-break/>dixit memor sit neque ea quae scripserit intelligat? imo<text:line-break/>quod esta n proverbio quidquid in buccam venerit effutiat.</text:p>
      <text:h text:style-name="Heading_20_2" text:outline-level="2">VI.</text:h>
      <text:p text:style-name="P2">Sed enim his jam missis quae deinceps ab ipso nar-<text:line-break/>rantur auscultemus: primam nimirum sententiam in qua<text:line-break/>praesentem aphorlsmum eam continere morborum tum<text:line-break/>radicem tum <text:span text:style-name="Default_20_Paragraph_20_Font"><text:span text:style-name="T1">t</text:span></text:span>rontem pronunciat, scilicet humorum pleni-<text:line-break/>tudinem continentem esse morborum cau<text:span text:style-name="Default_20_Paragraph_20_Font"><text:span text:style-name="T1">t</text:span></text:span>am. Praestiterit.<text:line-break/>fortassis hic quoque textum ipsis vocabulis universum ad-<text:line-break/>scribere. Sic autem statim ab eo scriptum est quod hoc<text:line-break/>modo enunciatur. Jam enim tempus est e directo ad con-<text:line-break/>tradictionem accedere: i<text:span text:style-name="Default_20_Paragraph_20_Font"><text:span text:style-name="T1">n alni per</text:span></text:span>t<text:span text:style-name="Default_20_Paragraph_20_Font"><text:span text:style-name="T1">urba</text:span></text:span>t<text:span text:style-name="Default_20_Paragraph_20_Font"><text:span text:style-name="T1">ion</text:span></text:span>i<text:span text:style-name="Default_20_Paragraph_20_Font"><text:span text:style-name="T1">bu</text:span></text:span>s ,. quod ejus<text:line-break/>aphorismi reliquum deest universum, eam continet radi-</text:p>
      <text:p text:style-name="P1">cem, eumque fontem quod humorum plenitudo continentis<text:line-break/>cau<text:span text:style-name="Default_20_Paragraph_20_Font"><text:span text:style-name="T1">t</text:span></text:span>ae ratione morbis afficiat corpora. Unde id de<text:span text:style-name="Default_20_Paragraph_20_Font"><text:span text:style-name="T1">t</text:span></text:span>nou-<text:line-break/>stratum est, , humoribus non insidere morborum causas;<text:line-break/>haec namque opinio fassa est; una quoque aphorismi pra-<text:line-break/>vitas demonstrata est, quod obscuram propositionem falso<text:line-break/>sequantur. . Haec sunt illius verba. operae pretium <text:span text:style-name="Default_20_Paragraph_20_Font"><text:span text:style-name="T1">t</text:span></text:span>ane<text:line-break/>foret, si daretur a quibusdam construi aliquod theatrum<text:line-break/>non tale quale Thessalus instituens <text:span text:style-name="Default_20_Paragraph_20_Font"><text:span text:style-name="T1">t</text:span></text:span>uis in libris nugato-<text:line-break/>riis fe ipsum coronavit, sed eruditis viris plenum ac in<text:line-break/>eo Iulianum interrogari qua demonstrativa methodo permo-<text:line-break/>tus arbitretur prolatam a fe rationem veram esse. Nam si<text:line-break/>quis eam prout decet interpretetur, talis futura esu Qui exi-<text:line-break/>stimant morbis laborantes vacnationibus juvari, eos conti-<text:line-break/>nentem morborum causam plenitudinem supponere necesse<text:line-break/>est; at si haec vera sit oratio, lubenter in medio erudito-<text:line-break/>rum virorum theatro illum interrogarem, ut ex eorum ple-<text:line-break/>nitudine <text:span text:style-name="Default_20_Paragraph_20_Font"><text:span text:style-name="T1">t</text:span></text:span>uam stupiditatem nugatorius Iulianus agnosceret.<text:line-break/>Ex iis enim quae dicuntur, quum talis sit, sapere non potest.</text:p>
      <text:p text:style-name="P3">Talis enim est, qualem fe libris propriis prodit. Atvero<text:line-break/>in theatro, prout haec probe tractaverit, etiam nunc<text:line-break/>explicaturus <text:span text:style-name="Default_20_Paragraph_20_Font"><text:span text:style-name="T1">t</text:span></text:span>um; permultis febricitantibus Thessaliorum<text:line-break/>asinorum grex. venam fecat. Quod si ex vacuatione<text:line-break/>quidem ipsius laedi arbitrentur, non recte venam secant;<text:line-break/>. si vero juvari continentem cau<text:span text:style-name="Default_20_Paragraph_20_Font"><text:span text:style-name="T1">t</text:span></text:span>am, plenitudinem esse <text:span text:style-name="Default_20_Paragraph_20_Font"><text:span text:style-name="T1">t</text:span></text:span>up-<text:line-break/>ponunt, quod tamen nolunt. Fortassis eorum aliquis di-<text:line-break/>xerit et quae necessitas cogit, conferente vacuatione, con-<text:line-break/>tihentem causam esse plenitudinem? Cui respondere mihi<text:line-break/>est facile, nullam quidem esse necessitatem, de grege ta-<text:line-break/>men vestro is est qui ista proferat , ac demonstraturus <text:span text:style-name="Default_20_Paragraph_20_Font"><text:span text:style-name="T1">t</text:span></text:span>um<text:line-break/>atque illum affirmaturus aequum esse ut quae nugatus est<text:line-break/>Julianus, eorum quaestionem tutetur. Sic in theatro<text:line-break/>quisquam cum eo egerit. Nunc vero, non enim theatrum<text:line-break/>habemus, ad ipsas excusationes pauci veniunt, omnes sive<text:line-break/>sint veraces, sive etiam aperte mendaces. Etenim Julia-<text:line-break/>nus, quod ipsi in mentem venit, scriptis mundat, veri-<text:line-break/>tatem non meditatus. .. Ego vero quum per meam totam</text:p>
      <text:p text:style-name="P1">vitam nulli rei unquam. magis studuerim, quam ut demoti-<text:line-break/>strandi scientiam -primum addiscerem, deinde vero ipsam<text:line-break/>omni studio exercerem, frustra me laborare video. Nam qui<text:line-break/>demonstrationes assequuntur, mox etiam agnoscunt, fe Ju-<text:line-break/>llani. nugis .nequaquam incumbere. Qui .tamen ex illius<text:line-break/>grege funt,. eorum quae dicuntur initium minime perci-<text:line-break/>piunt. Propterea quae prius dicebam non leve -mihLcer—.<text:line-break/>tamen amici praefinierunt, quorum gratia .magis scientist-<text:line-break/>cas quaestiones tractaturus sum. Enimvero oportebat fui<text:line-break/>lianum non modoucongruentla causarum. .differentiae vo-<text:line-break/>cabula proferre, fed- etiam eurum significata observare.<text:line-break/>Nunc autem, etenim hoc. unum est temeritatis munium<text:line-break/>methodicorum commune, ad continentium causarum ap-<text:line-break/>pellationem usque pervenit, non tamen consequitur , quo-<text:line-break/>modo ab antecedentibus causis disserant aut .ii omnino<text:line-break/>agnoscerent morborum incrementum ab antecedentibus can-<text:line-break/>sis prodire. Nam quae omnino morbis ortum dederunt et<text:line-break/>quond simile quiddam egerint easdem adaugere necesse esu</text:p>
      <text:p text:style-name="P1">Si medicamentum exempli gratia adeo acre, ut exuIce-<text:line-break/>rere queat, cuti per horam impositam ipsam solam cuti-<text:line-break/>culam epidermidem vocatam ulcerabit; si vero diutius<text:line-break/>admotum immoretur, opus insigne peraget, cute primum,<text:line-break/>deinde fubjectis ipsi carnibus corruptis, quin et quae<text:line-break/>feptica nominantur ad ossa usque subjecta interdum pro-<text:line-break/>gradiuntur, superpositam ipsis carnem universam exurentis.<text:line-break/>Itaque quum antecedentes cau<text:span text:style-name="Default_20_Paragraph_20_Font"><text:span text:style-name="T1">t</text:span></text:span>ae hujusmodi naturam for-<text:line-break/>tiantur, fieri omnino non potest, ut his remanentibus<text:line-break/>procreatus jam morbus sanetur. Ubi namque monstratum<text:line-break/>est majorem morbum effici, nisi prius causa efficiens sub-<text:line-break/>lata sit, nequaquam fane sanitas integre revocatur. Sunt<text:line-break/>igitur cau<text:span text:style-name="Default_20_Paragraph_20_Font"><text:span text:style-name="T1">t</text:span></text:span>ae antecedentes, cujusmodi quoque plenitudo<text:line-break/>est. Supponamus enim primum hac in ratione anteceden-<text:line-break/>tem cau<text:span text:style-name="Default_20_Paragraph_20_Font"><text:span text:style-name="T1">t</text:span></text:span>am, nisi quis prius exciderit, factum jam mor-<text:line-break/>bum sanari non posse. Quamobrem Asclepiades plenitu-<text:line-break/>dicem autumat morbos praecedere et ab illius vacuatione<text:line-break/>morbo laborantes juvari profitetur. Non quod illa, qu<text:span text:style-name="Default_20_Paragraph_20_Font"><text:span text:style-name="T1">o</text:span></text:span><text:span text:style-name="Default_20_Paragraph_20_Font"><text:span text:style-name="T2">s</text:span></text:span></text:p>
      <text:p text:style-name="P1">jam .fecerat. morbos folvat, fed quod eos augeri nequa-<text:line-break/>quam sinat, ob idque a medicis, ut curationem absolvant<text:line-break/>exigit. Sed enim supponatur plenitudinem interdum esse<text:line-break/>continentem morborum cau<text:span text:style-name="Default_20_Paragraph_20_Font"><text:span text:style-name="T1">t</text:span></text:span>am, necessarium est ipsius va-<text:line-break/>cuatione morborum sedari; atqui pro<text:span text:style-name="Default_20_Paragraph_20_Font"><text:span text:style-name="T1">t</text:span></text:span>ecto nequaquam in-<text:line-break/>turdum, ut loquitur Asclepiades, cau<text:span text:style-name="Default_20_Paragraph_20_Font"><text:span text:style-name="T1">t</text:span></text:span>a est continens.<text:line-break/>Praestiterit hic garrulo foliano dimisse, cum Asclepiade<text:line-break/>disputationem instituere, qui etism si nisi aliud legitime<text:line-break/>moliatur agit tamen sophistam. Is namque vir rationes<text:line-break/>maxime probabiles proponere consuevit, vafre tamen ela-<text:line-break/>boratas quod sophistae mea quidem sententia munus esu<text:line-break/>Porro hujuscemodi quaedam est ratio, quam deinceps feri-<text:line-break/>pfit Iulianus, quae per Jovem minime illius voces sepit;<text:line-break/>cetera namque in hunc modum scripsisset, verum eorum<text:line-break/>meminit quae ab Asclepiade prodita funt; quod si ex pro-<text:line-break/>priis haec essent Juliani rationibus similiter ac in superio-<text:line-break/>ribus garrulus videretur. Ait itaque Asclepiades, quod si<text:line-break/>plenitudo esset cau<text:span text:style-name="Default_20_Paragraph_20_Font"><text:span text:style-name="T1">t</text:span></text:span>a morborum continens, factis per mor-<text:line-break/>borum initia ^copiosis vacuationibus statim ab omnibus</text:p>
      <text:p text:style-name="P1">molestiis aegrotus solveretur. Nunc autem purgata jam<text:line-break/>plenitudine saepenumero morbos augeri c<text:span text:style-name="Default_20_Paragraph_20_Font"><text:span text:style-name="T1">o</text:span></text:span>nspicimus. Haec<text:line-break/>ratio non est parum probabilis, proindeque propria eget<text:line-break/>solutione, non ea tamen attingit, quae in Hippocratis<text:line-break/>aphorismo pronunciata sunt. Non enim illa ex decreto<text:line-break/>fidem adepta est, fe d ex communi omnium hominum ra-<text:line-break/>tiocinatione , qua etiam .empiricos uti diximus. Quare<text:line-break/>illam Asclepiadis rationem diluimus, non quod aphorismi<text:line-break/>pronunciato consentanea sit, sed quoniam satius esse vi-<text:line-break/>detur, ut nos qui hucusque Juliani nugas pertulimus,<text:line-break/>exerceamus tandem magis logice cum homine congredlen-<text:line-break/>tes qui sophista est. Quum igitur plenitudinem nominat<text:line-break/>Asclepiades, interrogetur ipfe utram intelligat an eam<text:line-break/>quae ad vires, an vero eam quae ad vasorum capacitatem,<text:line-break/>quae ad <text:span text:style-name="Default_20_Paragraph_20_Font"><text:span text:style-name="T1">e</text:span></text:span>ffusionem quoque vocare consueverunt. Atque<text:line-break/>utrum universalis quae in univerit, corpo<text:span text:style-name="Default_20_Paragraph_20_Font"><text:span text:style-name="T1">r</text:span></text:span>e an particula-<text:line-break/>ris quae in parte aut pluribus consistat? Enimvero quae<text:line-break/>ad vires spectat, ea ah ipso enunciari non potest, qui</text:p>
      <text:p text:style-name="P1">vires feu facultates fere omnes quibus animal regitur <text:span text:style-name="Default_20_Paragraph_20_Font"><text:span text:style-name="T1">t</text:span></text:span>u-<text:line-break/>stulerit<text:span text:style-name="Default_20_Paragraph_20_Font"><text:span text:style-name="T1">i</text:span></text:span> Quae vero ad valorum capacitatem est , haec<text:line-break/>etiam utique duplex exstat, tum ea quae mensura fecun-<text:line-break/>dum naturam aestimatur tum ea quae hoc modo foloque<text:line-break/>quod perferri nequeat. Potest utraque plenitudo aut in<text:line-break/>universi, animalis corpore aut in aliqua aut pluribus ejus<text:line-break/>partibus consistere; atque a nobis demonstratum est et his<text:line-break/>in commentariis quibus symptomatum causas explicarimus<text:line-break/>et in libro de humoribus praeter naturam convulsionem<text:line-break/>interdum et tremorem, .inflammationem vero perpetuo et<text:line-break/>erysipelas et quod a recentioribus medicis ocdema voca-<text:line-break/>tur et alios praeterea affectus fundamentum habere ple-<text:line-break/>thoricum et si quis plenitudinem vacuaverit, quam pri-<text:line-break/>mum partem in eum qui fecundum naturam est statum<text:line-break/>redire. Verum de continentibus causis alibi enunciatum<text:line-break/>est a nobis , ubi ostendimus tum nomen tum rem ipsam,<text:line-break/>cui id bomen est inditum, a <text:span text:style-name="Default_20_Paragraph_20_Font"><text:span text:style-name="T1">t</text:span></text:span>ecta sto i ca promanasse, ne-<text:line-break/>que recte juniores medicos universum hoc genus suscipere,</text:p>
      <text:p text:style-name="P1">neque nominare ac nos plerumque eos sequentes de no-<text:line-break/>minimis contendere videamur, nonnullas causas sic vocari<text:line-break/>concedere. Non mehercule quae absolute entia sunt, fed<text:line-break/>quae in fieri <text:span text:style-name="Default_20_Paragraph_20_Font"><text:span text:style-name="T1">t</text:span></text:span>uam sortiuntur essentiam in his posita est<text:line-break/>hujus sophismatis salutio. Ceterum omnes sullani nugas<text:line-break/>huc transferre nostri non est muneris, fed ad alterum<text:line-break/>quoddam eorum quae objecta fuere procedamus, quod ad<text:line-break/>omnia commune sit. Quae cau<text:span text:style-name="Default_20_Paragraph_20_Font"><text:span text:style-name="T1">t</text:span></text:span>ae in humoribus cons:-<text:line-break/>fiunt, earum duplex genus existit; alterum quidem in<text:line-break/>plenitudine, alterum vero in corruptela. Porro facilem<text:line-break/>ajunt utriusque fore curationem, quum momento temporis<text:line-break/>nos possimus quod redundantis humoris est supervacaneum<text:line-break/>effundere et quod corruptum est ita universum evacuare, ut<text:line-break/>nequaquam morbus perduraturus sit. Hanc sane <text:span text:style-name="Default_20_Paragraph_20_Font"><text:span text:style-name="T1">r</text:span></text:span>ationem<text:line-break/>dilucidam simulque concisam J altanus obscure prolixeque<text:line-break/>hisque verbis descripsit. In hoc statim aphorismo lemma-<text:line-break/>extortum esse inde monstratum est, nimirum quod humo-<text:line-break/>ruat plenitudo aut ex p<text:span text:style-name="Default_20_Paragraph_20_Font"><text:span text:style-name="T1">r</text:span></text:span>opria qualitate in alienam permu-</text:p>
      <text:p text:style-name="P1">tatio morbos efficiat, cui universae speciei corruptelae<text:line-break/>nomen medicorum filii imposuerunt. Quare quin efficiens<text:line-break/>morbi causa excernitur, ingens fore praesidium imaginan-<text:line-break/>tur, quumque etiam augurentur, ex praecedentibus citra<text:line-break/>contentionem crisis apparere et coniiciant humoris alicu-<text:line-break/>jus in corpore plenitudinem morbi causam esse, aut non<text:line-break/>plenitudinem quidem, <text:span text:style-name="Default_20_Paragraph_20_Font"><text:span text:style-name="T1">t</text:span></text:span>est permutationem, vix siane id<text:line-break/>mente percipi potest, neque ad veritatem accedit coufo-<text:line-break/>num. Putarem enim morbos omnes solutu faciles, nullum-<text:line-break/>que fore diuturnum et omnem curationem uniusmodi, quae<text:line-break/>quodcunque operosum. negotium sortiatur. Simplex siqui-<text:line-break/>dem et in promptu esset evacuare quod morbum creat ac<text:line-break/>statim in principio ac primo morbi statu morbum ita sol-<text:line-break/>vere, ut unico solo evacuante praesidio et eo quocunque<text:line-break/>tempore se occasio obtulerit. Atque si sanguis exuberans<text:line-break/>causa sile sola phlebotomia, si pituita, phlegmagogum , si<text:line-break/>bilis, cholagogum sit fatis.</text:p>
      <text:h text:style-name="P8" text:outline-level="2">Vll.</text:h>
      <text:p text:style-name="P2">Is ipfe est Juliani textus, ad quem, ut dixi, hujus-<text:line-break/>modi fpecsat ratio. Si in humoribus cautae consisterent,<text:line-break/>nos quam primum eos vacuare possumus, neque permittere<text:line-break/>morbum ullum fieri diuturniorem. At certe morbi etiamsi<text:line-break/>in principio corpus abunde vacuaverimus, diuturno niltil-<text:line-break/>ominus tempore morantur. Quare non in humoribus<text:line-break/>cautae sitae fun<text:span text:style-name="Default_20_Paragraph_20_Font"><text:span text:style-name="T1">i. </text:span></text:span>Verum si haec de plenitudine ad vafo-<text:line-break/>rnm capacitatem .ratio sit quae in universi, corpore con-<text:line-break/>sistat, vera est; ubi namque per initia morbi quod fuper-<text:line-break/>vacaneum est, vacuare consuluerimus, plethoricum asse-<text:line-break/>ctum univerfum etiam evacuabimus.. Si vero de particu-<text:line-break/>lari quadam plenitudine in qua exuberat humor, salsa.<text:line-break/>A nobis enim ostensum est hanc plenitudinem non fe m-<text:line-break/>per derepente vacuari posse. Ita sane de corruptione<text:line-break/>quaesita ratio expeditam habet solutionem. Non enim<text:line-break/>ipsa potest etiam ut ex utre quodam aut dolio propere<text:line-break/>vacuari. Etiam si ex his omnem pravum humorem eo</text:p>
      <text:p text:style-name="P1">modo vacaverimus, non tamen illico bonum alterum, nisi<text:line-break/>detersi, prius et accurate eloto vale infundimus. Num igi-<text:line-break/>tur in hominis corpore corruptum quidem sanguinem ita va-<text:line-break/>cuare possumus, bonum vero pio eo corporis partibus quam-<text:line-break/>primum affundere ? hoc utique.expetendum esset. Quomodo<text:line-break/>igitur pro<text:span text:style-name="Default_20_Paragraph_20_Font"><text:span text:style-name="T1">t</text:span></text:span>erunt sanguinis corruptionem derepente vacuari<text:line-break/>polle? Sic ut et alia omnia facile proloquuntur, nulli<text:line-break/>rei mentem adhibent, neque cum accuratiore circumspectu<text:line-break/>rem universam colligunt. Enimvero quum copiosa bilis<text:line-break/>in corpore continetur, citra febrem saepenumero facilis<text:line-break/>erit ejus vacuasse. Sed fi prius hominem acule febris<text:line-break/>invaferit, perardua. .Non enim, purgante uti medicamento<text:line-break/>citra periculum conceditur. Eodem modo et de pituita et<text:line-break/>de scrofis excrementis fe res habet. Atque de bis omni-<text:line-break/>bus in aliis operibus dictum est et qui de istis aliquid<text:line-break/>accurate nosse velit, eum illinc ediscere oportet. Quod<text:line-break/>igitur phlegmone quidam morbus sit plethoricus a pleni-<text:line-break/>tudine non in fotis ipsis vesta coacta, verum etiam vacua</text:p>
      <text:p text:style-name="P1">omnia musculorum loca occupante illo praesertim libro di-<text:line-break/>diceris, in quo de humoribus praeter naturam nobis est ora-<text:line-break/>tio. Quod vero omnis pblegmone derepente curari nequeat,<text:line-break/>in libris methodi medendi demonstratum est; in illis po-<text:line-break/>tissimum libris quibus curationis tumorum praeter naturam<text:line-break/>methodus explicatur. Interdum enim ita vehementer ac<text:line-break/>tenaciter infarciuntur carnibus lenti crassique humores, ut<text:line-break/>periculum sit, ne si .diutius ipsi immorentur fcirrhus sub-<text:line-break/>sequatur. Verum qui nihil eorum norunt, quod maxime<text:line-break/>necessarias artis partes ignorent , Hippocratem damnant.<text:line-break/>Atque his obvertens aliquis sive aliquod solidum corpus<text:line-break/>resrixerit, sive incaluerit, facilem ipsi fore dicat in natu-<text:line-break/>ratem statum reditum, quemadmodum etiam si densius<text:line-break/>aut rarius evaserit. Etenim refrigeratum calefacere et<text:line-break/>calefactum refrigerare, etiam den<text:span text:style-name="Default_20_Paragraph_20_Font"><text:span text:style-name="T1">t</text:span></text:span>atum rarefacere et rare-<text:line-break/>factum den<text:span text:style-name="Default_20_Paragraph_20_Font"><text:span text:style-name="T1">t</text:span></text:span>are, non arduum. At humorem lentum era<text:span text:style-name="Default_20_Paragraph_20_Font"><text:span text:style-name="T1">t-<text:line-break/></text:span></text:span>fo inque carnosis partibus insarctum vacuare perquam ar-</text:p>
      <text:p text:style-name="P1">duum esu Ubi enim ex his vasis etiam patentibus <text:span text:style-name="Default_20_Paragraph_20_Font"><text:span text:style-name="T1">ta</text:span></text:span>rdes<text:line-break/>expurgare facile non est, multo minus ex carnosis parti-<text:line-break/>bus prompte expurgabuntur. Quare admodum prava est<text:line-break/>ratio, quae ipsas in humoribus existentes cau<text:span text:style-name="Default_20_Paragraph_20_Font"><text:span text:style-name="T1">t</text:span></text:span>as, quae<text:line-break/>folidis insident partibus magis esse contrarias asseverat.<text:line-break/>Nam si plane per universum animalis habitum in vasis.<text:line-break/>plenitudo contineatur, quam proprie plethos nominant;<text:line-break/>hanc quoque ex tempore vacuare expedit et ipia vacuasse<text:line-break/>ne qui morbo laborat ab omnibus symptomatibus libera-<text:line-break/>bitur. Sed quum pravus adest humor aliquis aut corru-<text:line-break/>ptela, copiosa vacuatione aegrum hominem sanitati resti-<text:line-break/>tuere fieri non potest. Et haec siane ita contingere con-<text:line-break/>spicio ntor. Enimvero plerique tum grani corpore tum<text:line-break/>sensionis <text:span text:style-name="Default_20_Paragraph_20_Font"><text:span text:style-name="T1">t</text:span></text:span>ensis affecti venarum sectionibus ab iis fympto-<text:line-break/>maribus quam primum liberati strut, Nonnulli vero qui<text:line-break/>corruptela per mentem integrum venari permanserunt,<text:line-break/>nequeuntibus nobis pravum sanguinem vacuare , neque in<text:line-break/>illius vicem alterum mellorem refundere. Nam ex cibis</text:p>
      <text:p text:style-name="P1">nimirum in animalis corpore probe confectis bonus pro-<text:line-break/>creari fanguis consuevit; periculum autem est tum id<text:span text:style-name="Default_20_Paragraph_20_Font"><text:span text:style-name="T1">o</text:span></text:span>nea<text:line-break/>offerri alimenta tum bona cum praecedente pravo simul<text:line-break/>corrumpi. Unde neque omnem corruptelam curari autu-<text:line-break/>mant, sed illam solam, in qua validum etiam corpus et<text:line-break/>vires robustae sunt. Non eam certe in qua fanguis pror-<text:line-break/>sus aeruginosus factus est aut qui quod adluit alimentum<text:line-break/>simul c<text:span text:style-name="Default_20_Paragraph_20_Font"><text:span text:style-name="T1">o</text:span></text:span>rrumpit aut qui potius ab eo corrumperetur. Ne-<text:line-break/>que praeterea quum ad vices ^plenitudo consistat, ipsa cito<text:line-break/>curari potest, quum interdum simul cum vacuatione vires<text:line-break/>dissolvantur. At de .hujusmodi affectu a n<text:span text:style-name="Default_20_Paragraph_20_Font"><text:span text:style-name="T1">o</text:span></text:span>bis in opere<text:line-break/>de methodo medendi dictum esu Raro itaque vacuatione.<text:line-break/>hominem derepente convalescere ostenderis. Attamen hoc<text:line-break/>interdum continget, quemadmodum et apparet et rati<text:span text:style-name="Default_20_Paragraph_20_Font"><text:span text:style-name="T1">o</text:span></text:span>nis<text:line-break/>veritatem dilucide demonstrat experientia. Nonnulli nam-<text:line-break/>que omnibus molestiis derepente liberantur; neque tamen<text:line-break/>omnes medici hos affectus agnoscunt, neque si agnoscunt,</text:p>
      <text:p text:style-name="P1">eos illico. dignoscere queunt. Hi <text:span text:style-name="Default_20_Paragraph_20_Font"><text:span text:style-name="T1">t</text:span></text:span>uus igitur qui maxime<text:line-break/>nugantur, quorum, . si .verum dicere- oporteat, coryphaeos<text:line-break/>est sullanus, qui nunquam in artis operibus versatus, ex<text:line-break/>his tamen quae ipfe novit audax redditur. Nos vero<text:line-break/>ipsis artis operibus plerumque^ ostendimus ab utriusque<text:line-break/>plenitudinis vacuatioue confestim homines sanitati restitu-<text:line-break/>tos fuisse. Utramque autem dicimus, et eam quae ad va-<text:line-break/>forum capacitatem spectat, quam et plethoricam nominant,<text:line-break/>et eam quae ad vires, quum vacuatioue non dissolvatur.<text:line-break/>Atque haec ubi quis incipiat una cum peritis ipsis in ae-<text:line-break/>grotis animadvertere, mederi perdiscat.</text:p>
      <text:h text:style-name="Heading_20_2" text:outline-level="2">Vlll.</text:h>
      <text:p text:style-name="P2">Quae sequuntur perspiciamus, in quibus Asalepiadae<text:line-break/>rationem tractandam suscipit Julianus , hanc certe pervul-<text:line-break/>gatam, quod purgantium medicamentorum unumquodque<text:line-break/>familiarem sibi humorem attrahat, fed rpfum generem At</text:p>
      <text:p text:style-name="P1">ea de re pauca quaedam a nobis prodita funi in fine^ li-<text:line-break/>bri de elementis secundum Hippocratem , ut et in primo<text:line-break/>de naturalibus facultatibus, posterius demum amicis ro-<text:line-break/>gantibns, integro uno libro qui de purgantium medica-<text:line-break/>mentorum facultatibus inscriptus esu Quare qui univer-<text:line-break/>fam doctrinam desiderat ex illis edifcatr Hic autem re-<text:line-break/>bus a Thessalo propositis responsurus sum ipsis ad verbum<text:line-break/>adscriptis. Nam quem velint athletam accipiamus bono<text:line-break/>habitu praeditum, qui fecundum naturam <text:span text:style-name="Default_20_Paragraph_20_Font"><text:span text:style-name="T1">t</text:span></text:span>e habeat, huic<text:line-break/>quum bono firmoque in corpore materiam adeste supponi-<text:line-break/>mus, purgans medicamentum exhibemus et quae excernun-<text:line-break/>tur ea admodum este corrupta ostendimus ; mox vero col-<text:line-break/>linimus, quum his nemo repugnare queat adver<text:span text:style-name="Default_20_Paragraph_20_Font"><text:span text:style-name="T1">ta</text:span></text:span>s id<text:line-break/>quod contraris dicitur, quae nunc et accerrima et cor-<text:line-break/>rupta excernuntur; ea ante purgans medicamentum ath-.<text:line-break/>Ietae minime talia <text:span text:style-name="Default_20_Paragraph_20_Font"><text:span text:style-name="T1">t</text:span></text:span>ubjici consuevisse, bono siquidem erat<text:line-break/>habitu. Relinquitur initur nihil nos affirmare posse quam<text:line-break/>utraque a purgante medicamento gigni; primum enim</text:p>
      <text:p text:style-name="P1">materiam in corruptionem permutari, alterum etiam ipsam<text:line-break/>excerni sive sursum vomitu sive per alvum dejectionibus.<text:line-break/>Is quidem Thessali textus est. Verum a nobis sigillatim<text:line-break/>audivistis prospere valenti omnes humores purgari id non<text:line-break/>magis quod tunc generentur declarare, quam quod antea<text:line-break/>continerentur. Frustra igitur haec protulit, quibus neu-<text:line-break/>tram sectam necessario evertat aut adstruat. Quod si quid<text:line-break/>alvum subducens dederit , non sane ipsis est medicamen-<text:line-break/>tosum. At non quemadmodum inverecundus Thersites<text:line-break/>exhibemus, inquit, ac demonstramus , quum ipse nun-<text:line-break/>quam dederit vel ostenderit, neque exhibentem alium aut<text:line-break/>ostendentem viderit. Nos autem profecto tales non fu-<text:line-break/>mus, qui quae non facimus ea dicere aut scribere audes-<text:line-break/>mus. Imo ipsis operibus, ubi prius verum offenderimus,<text:line-break/>tunc his ipsis artem explicamus , quae licet ex iis audire<text:line-break/>qui de Thessali.grege sunt. Quod enimhydropicos osten-<text:line-break/>ditnus; medicamento aquas educente^ purgatos, quibus<text:line-break/>illico venter detinuit? Quot ictero laborantes, quibus</text:p>
      <text:p text:style-name="P1">datu cholagogo quam primum sanitatem restituimus. Ve-<text:line-break/>rum neque horum quidquam neque hujusmodi aliud un-<text:line-break/>quam inspexit sullanus. Athletis purgans, inquit, exhibeo<text:line-break/>medicamentum et ossendo. Consequens enim est videlicet<text:line-break/>eum tanta temeritate turgere , ut athletas probis donatos<text:line-break/>humoribus purget, non autem hydrope laborantes, neque<text:line-break/>atra bile vexatos , neque elephante morbo vocato aegro-<text:line-break/>lentes, neque cancro laborantes, neque phagedaeua aut<text:line-break/>erysipelate aut alio .a pravis humoribus orto affectu con-<text:line-break/>flictatos. Jam mihi de his ipsius nugis fatis. Nam si quis<text:line-break/>omnia quae audire meretur Iulianus explicare velit, huic<text:line-break/>non uno aut altero, fed permultis libris opus est. Ve-<text:line-break/>rum tamen ap<text:span text:style-name="Default_20_Paragraph_20_Font"><text:span text:style-name="T1">t</text:span></text:span>um audiamus qua de re deinceps hunc in<text:line-break/>modum scribat. Aliud sime validissimum assero, quod qui<text:line-break/>conspiciunt, eosresipiscere oportebat, neque omnino ab<text:line-break/>atra bile agi. Qnia quum subesse .bilis, creditur, cholago-.<text:line-break/>gum damus ac tunc bilis non pituita excernitur aut quum<text:line-break/>pituita esse coniicitur, phlegmagogum exhibemus, neque</text:p>
      <text:p text:style-name="P1">pituita quidem excernitur, fed ex. utroque bilis dej icitur.<text:line-break/>Hydropicis hydragogum damus, neque tamen quod educr-<text:line-break/>tur, id esse aquam apparuerit, quod praeter omnium<text:line-break/>opinionem maxime ducitur, quum decumbentis hydropi-<text:line-break/>corum aquae excretio fieret, sicut bilis cholagago et pi-<text:line-break/>tuitae phlegmagogo excernitur. Atque is textus esu Ve-<text:line-break/>rum admiratione dignum est quod.primum per initia ali<text:line-break/>eo pronunciatum est, non oportere ab atrabile agi, Nos<text:line-break/>enim ab atra bile percitos videlicet appellat qui Hippo-<text:line-break/>cratem laudamus. At sales isti alios magis decebant qui<text:line-break/>insanientes ab atra bile .vexari statuunt. Porro Iulianus<text:line-break/>asino ex Aefopi fabulis simillimus est, qui anum catellum<text:line-break/>intuitus Melitenfem cum Aristositu domino accubantem cir-<text:line-break/>cumque ipsimi saltantem ac lascivientem et caudam com-<text:line-break/>moyentem ac etiam voculam quandam jucundatn emitten-<text:line-break/>tem , quibus convivae oblectabantur, qui et ipsum omnes<text:line-break/>osculabantur, nihil moratus statim ipse in lectum proli-<text:line-break/>luit et circa illum rudere ac mota cauda falsare coepit.</text:p>
      <text:p text:style-name="P1">Num huic consimilis est Iulianus , qui insaniae nos jocofe<text:line-break/>insimulat, quam ipse ait ab atra hile concitari L Sine<text:line-break/>igitur nos tibi atram bilem exprobrare, qui quum neque<text:line-break/>medicorum pueris praestes, Hippocratis artem improbas.<text:line-break/>Quae bae major melancholia? Quae manifestior imperi-<text:line-break/>tia? Quae petulantior audacia? His nos jocose incessis,<text:line-break/>Iuliane, et ea indoctis rationibus concilias, ut eorum<text:line-break/>absurditas ne puerum quidem lateat. Quum enim Hippo-<text:line-break/>crates pronunciaverit nullam aetatem , nullam anni tem-<text:line-break/>pestatem nullumque omnino tempus inveniri posse, in quo<text:line-break/>ex nostro corpore humorum aliquis prorsus aboleatur,<text:line-break/>quos ipse ait semper existere , sanguinem scilicet , pitui-<text:line-break/>tam et bilem duplicem. Omnes siquidem omnibus inesse<text:line-break/>constet, sed alium in alio corporis temperamento ac na-<text:line-break/>tnra, in aliaque aetate et anui tempestate et regione et<text:line-break/>morbo. incrementum suscipere. Ipsius sententiam te de-<text:line-break/>moliri pntas , si bilios<text:span text:style-name="Default_20_Paragraph_20_Font"><text:span text:style-name="T1">a</text:span></text:span> medicamentum pituitam ducens<text:line-break/>dederis, haecqne vacuari videatur, b<text:span text:style-name="Default_20_Paragraph_20_Font"><text:span text:style-name="T3">ilis</text:span></text:span> vero non vacue-</text:p>
      <text:p text:style-name="P1">tur. Age vero hoc ita fieri etiam nobis rideatur, neque<text:line-break/>medicamentum familiarem sibi humorem semper vacuare.<text:line-break/>Num igitur falsum esse videbitur Hippocratis decretum ?<text:line-break/>Si namque purgantium medicamentorum unumquodque<text:line-break/>omnes aequaliter humores attrahat atque lu unam quam<text:line-break/>habet ideam ipsus immutet, nihil differt venam potius<text:line-break/>fecare quam purgare. At si hoc ita fe habeat, jam fa-<text:line-break/>cile erit experientia id decretum dijudicare duobus homi-<text:line-break/>nibus propositis qui ascitum hyderum habeant .aequalem<text:line-break/>magnitudine, sintque corporis habitu et aetate similes,<text:line-break/>alteri quidem quod aquam educat medicamentum exbibea-<text:line-break/>tur, alteri vero secetur vena, deinde inspiciatur, quis eo-<text:line-break/>rumjuvetur et quis laedatur. Aequum sane etiam fuit<text:line-break/>utrique parem- vacuationis copiam effici, tot nimirum effusi<text:line-break/>fanguinis, quot, ut ipsi existimant, aquae a purgante<text:line-break/>medicamento evacuatae heminas. Hocque etiam ipsis con-<text:line-break/>cedimus et in altero .per purgationem. aquae heminas<text:line-break/>verbi gratia quindecim , iit altero per phlebotomiam duas</text:p>
      <text:p text:style-name="P1">solas, rideamus quis eorum- jugulatus fit. Quid enim<text:line-break/>aliud de hydropico cui vena <text:span text:style-name="Default_20_Paragraph_20_Font"><text:span text:style-name="T1">t</text:span></text:span>ecta sit aliquis dixerit?<text:line-break/>Quis vero maxime auxilium consequutus suerit? Heus tu<text:line-break/>quid dicis? Iane tibi est elenchus par aut huic similis<text:line-break/>nunc allatus, quum paulo ante tractabas? Eductorium,<text:line-break/>inquit, bilis medicamentum cuidam hydrope laboranti<text:line-break/>exhibeatur, hoc quidem , o bone vir , bilem vacuaverit,<text:line-break/>verum modicam nulloque emolumento. Purgans aquolam<text:line-break/><text:span text:style-name="Default_20_Paragraph_20_Font"><text:span text:style-name="T1">t</text:span></text:span>erum medicamentum biliosi, detur, aquosum humorem<text:line-break/>vacuabit, <text:span text:style-name="Default_20_Paragraph_20_Font"><text:span text:style-name="T1">t</text:span></text:span>ed et paucum et cum laesione. Ruti<text:span text:style-name="Default_20_Paragraph_20_Font"><text:span text:style-name="T1">l</text:span></text:span>um igitur<text:line-break/>hydragogunr exhibeatur astute laboranti, cholagogum vero<text:line-break/>latero jacenti aegrotus uterque copiose vacuabitur magna<text:line-break/>cum utilitate. Haec si apud quendam medicum scripta<text:line-break/>nondum Iulianus legerit, etiam admiror viri diligentiam.<text:line-break/>Si vero legerit et quae ille ma<text:span text:style-name="Default_20_Paragraph_20_Font"><text:span text:style-name="T1">n</text:span></text:span>dare literis ausus fuerit,<text:line-break/>par est ipsius prudentiam admiratione proloqui. Ego enim<text:line-break/>qui quae jam prolata funt auscultarunt, eorum aures<text:line-break/>offendi arbitror. <text:span text:style-name="Default_20_Paragraph_20_Font"><text:span text:style-name="T1">s</text:span></text:span>ullanus autem in quibus de ipsis scribit</text:p>
      <text:p text:style-name="P1">nos insanire putat. Quapropter si eorum quos laudavit,<text:line-break/>philosophorum meminerit, respondeat, a quonam ipsorum<text:line-break/>hujusmodi demonstrationis legem didicerit, qua usus esse<text:line-break/>proditur. Si namque naturam purgandi bilem ex animali<text:line-break/>cholagogum medicamentum haberet, minime vero ipsam<text:line-break/>procrearet , non sane a pituitofis bilis vacuaretur. Haec<text:line-break/>miranda est consequentis cognitio. o praeclaram hujus<text:line-break/>sophistae dialecticam l Quid itatcircumscriptum Cltrysip-<text:line-break/>pus aut Aristoteles aut .Plato protulit? Qui si de his<text:line-break/>ipsis haec esset instituta dlsquisitio , nullam videlicet pror-<text:line-break/>sus bilem in corpore contineri, omnes utique dicerent a<text:line-break/>cholagogis nihil prorsus evacuari. sii vero pauca bilis<text:line-break/>contineatur, hanc quoque profiterentur paucam quae ab<text:line-break/>his attrahatur existere, - quemadmodum etiam si copiosa<text:line-break/>contineatur, copiosam quoque esse quae trahatur. Verum<text:line-break/>Iulianus <text:span text:style-name="Default_20_Paragraph_20_Font"><text:span text:style-name="T1">n</text:span></text:span>ovae dialecticae sophista censet, bilem non em-<text:line-break/>nino cholagoga sequi, quum modica in animalis corpore<text:line-break/>exstiterit. Deinde nos quidem qui hydragogum medica-</text:p>
      <text:p text:style-name="P1">mentum hydrope laborantibus exhibemus, insanire prae-<text:line-break/>dicat, se talum vero sapere, cujus placitis in his venae<text:line-break/>fectio sequitur. His autem ipsius sermonibus simillimum<text:line-break/>est quod sequentibus hoc textu enarratum est: <text:span text:style-name="Default_20_Paragraph_20_Font"><text:span text:style-name="T1">quod et</text:span></text:span>i<text:span text:style-name="Default_20_Paragraph_20_Font"><text:span text:style-name="T1">am<text:line-break/>plerumque v</text:span></text:span>i<text:span text:style-name="Default_20_Paragraph_20_Font"><text:span text:style-name="T1">c</text:span></text:span>i/<text:span text:style-name="Default_20_Paragraph_20_Font"><text:span text:style-name="T1">stm et intensi</text:span></text:span>o <text:span text:style-name="Default_20_Paragraph_20_Font"><text:span text:style-name="T1">et remqsio sta</text:span></text:span>t i<text:span text:style-name="Default_20_Paragraph_20_Font"><text:span text:style-name="T1">ndestn</text:span></text:span>i<text:span text:style-name="Default_20_Paragraph_20_Font"><text:span text:style-name="T1">ta<text:line-break/>est san</text:span></text:span>i<text:span text:style-name="Default_20_Paragraph_20_Font"><text:span text:style-name="T1">tas; si quis a/sim</text:span></text:span>ii<text:span text:style-name="Default_20_Paragraph_20_Font"><text:span text:style-name="T1">et</text:span></text:span> i<text:span text:style-name="Default_20_Paragraph_20_Font"><text:span text:style-name="T1">ll</text:span></text:span>i <text:span text:style-name="Default_20_Paragraph_20_Font"><text:span text:style-name="T1">qu</text:span></text:span>o<text:span text:style-name="Default_20_Paragraph_20_Font"><text:span text:style-name="T1">d n</text:span></text:span>o<text:span text:style-name="Default_20_Paragraph_20_Font"><text:span text:style-name="T1">strum compara-<text:line-break/>t</text:span></text:span>io<text:span text:style-name="Default_20_Paragraph_20_Font"><text:span text:style-name="T1">ne</text:span></text:span> i<text:span text:style-name="Default_20_Paragraph_20_Font"><text:span text:style-name="T1">n omn</text:span></text:span>i <text:span text:style-name="Default_20_Paragraph_20_Font"><text:span text:style-name="T1">c</text:span></text:span>o<text:span text:style-name="Default_20_Paragraph_20_Font"><text:span text:style-name="T1">ntinu</text:span></text:span>i<text:span text:style-name="Default_20_Paragraph_20_Font"><text:span text:style-name="T1">tate n</text:span></text:span>o<text:span text:style-name="Default_20_Paragraph_20_Font"><text:span text:style-name="T1">n saepe sed raro appare</text:span></text:span>t.<text:line-break/>Per haec sullanus eorum opinionem refellit, qui corpo.<text:span text:style-name="Default_20_Paragraph_20_Font"><text:span text:style-name="T1">t<text:line-break/></text:span></text:span>reas semper esse affectuum constitutiones existimant. Haec<text:line-break/>scribentes tanquam intensionibus ac remissionibus morbo-<text:line-break/>rum attestantia; ipfe vero methodicorum sententiae con-<text:line-break/>fentire , senis vero plane adversari , etiam si rem maxime<text:line-break/>contrariam inveneris. Nam qui affectus Inlidis animantis<text:line-break/>partibus insunt, firmi ac stabiles manent. Humores vero<text:line-break/>praeterquam quod in alias animalis partes fluant, con<text:span text:style-name="Default_20_Paragraph_20_Font"><text:span text:style-name="T1">t</text:span></text:span>en-<text:line-break/>taneum etiam est, eos attenuatos in halitus distenti ac per<text:line-break/>quosdam sensiles meatus excerni. Interdum etiam a gu-<text:line-break/>bernatrice animalium natura concoctos meliores reddi, in-</text:p>
      <text:p text:style-name="P5">turdum vero a febrili calore alteratos deteriores fieri : et<text:line-break/>hoc quidem a febrili calore persptrando evanescere, illos<text:line-break/>vero fe ipsis probis alimentis temperatos meliores evadere,<text:line-break/>istos denique a vitiosis secum fluentibus corrumpi, sive<text:line-break/>statim cibi exterius pravi exstiterint, sive non probe etiam<text:line-break/>a ventriculo concoeti fuerint. *<text:tab/>*<text:tab/>*<text:tab/>*</text:p>
      <text:p text:style-name="P2">Febres autem ex humorum accensas putredine, minime<text:line-break/>sane mirum est quod illi per locos acerventur, putrescant<text:line-break/>et vacuentur tum ortus tum declinationes habere. Verum<text:line-break/>quispiam fortassis in istis eos patienter tulerit. Qn<text:span text:style-name="Default_20_Paragraph_20_Font"><text:span text:style-name="T1">o</text:span></text:span>d vero<text:line-break/>sullanus scripsit, non etiamnum omnibus commune, sed<text:line-break/>sibi proprium ac peculiare existit, hoc jam tibi refero.<text:line-break/>At praestat mea quidem sententia totum textum, etiamsi<text:line-break/>^quoquo modo prolixior sit, describere, qui ita <text:span text:style-name="Default_20_Paragraph_20_Font"><text:span text:style-name="T1">t</text:span></text:span>e habet.</text:p>
      <text:p text:style-name="P2">Quia vero <text:span text:style-name="Default_20_Paragraph_20_Font"><text:span text:style-name="T1">t</text:span></text:span>ub mentem non cadit, ad plenitudinem aut<text:line-break/>corruptionem, quod ad rem propositam spectat, essicien-<text:line-break/>tem morbi cau<text:span text:style-name="Default_20_Paragraph_20_Font"><text:span text:style-name="T1">t</text:span></text:span>am referre, quis accuratissime id digno-<text:line-break/>vexit, affectu per totum corpus abeunte? Necesse est</text:p>
      <text:p text:style-name="P1">concedere omnia in omnibus tum partibus tum particulis<text:line-break/>exuberare. Continentem siquidem causam una cum af-<text:line-break/>lectu protendi oportet. Per totum autem eunt affectus,<text:line-break/>ut febres, imo et alii innumeri, unde et in toto esse<text:line-break/>plenitudinem oportet eamque aliis majorem, quum major<text:line-break/>morbus fuerit, atque ita dicere concessum esu Si vero<text:line-break/>in parte duntaxat esset humorum plenitudo, causam quo-<text:line-break/>que parti inesse continentem oporteret, reluctatur tamen<text:line-break/>humorum ple<text:span text:style-name="Default_20_Paragraph_20_Font"><text:span text:style-name="T1">n</text:span></text:span>itudo. Atqui minime vult Julianus morbo-<text:line-break/>ruat univerfum corpus occupantium cau<text:span text:style-name="Default_20_Paragraph_20_Font"><text:span text:style-name="T1">t</text:span></text:span>am continentem<text:line-break/>uno in loco co<text:span text:style-name="Default_20_Paragraph_20_Font"><text:span text:style-name="T1">n</text:span></text:span>sistere; feti si quis fluxionem supponat in<text:line-break/>bubone febris continentem esse cau<text:span text:style-name="Default_20_Paragraph_20_Font"><text:span text:style-name="T1">t</text:span></text:span>am, haec oratio in<text:line-break/>tantam difficultatem adducetur. Soluto namque bubone<text:line-break/>neque eam permanere neque fedari possibile esu Quando-<text:line-break/>quidem ea manente febrem folvi necesse est; fututa vero<text:line-break/>continentem sui ipsius cau<text:span text:style-name="Default_20_Paragraph_20_Font"><text:span text:style-name="T1">t</text:span></text:span>am bubonem habere oportet.<text:line-break/>Proindeque praeclari hujus defensoris ratio subverti pot-<text:line-break/>est, dicentis fieri non posse ut morbi universum corpus<text:line-break/>occupa<text:span text:style-name="Default_20_Paragraph_20_Font"><text:span text:style-name="T1">n</text:span></text:span>tis cau<text:span text:style-name="Default_20_Paragraph_20_Font"><text:span text:style-name="T1">t</text:span></text:span>a in unico consistat loco; quum tamen</text:p>
      <text:p text:style-name="P1">nullam aliam certam proferendam habeat continentis cau-<text:line-break/>fae notionem, praeterquam quod ab ea aliquid oboriatur<text:line-break/>et cum ipsis cesset; nisi quoque hoc in loco iterum fe<text:line-break/>derepente suricum esse profiteatur , quemadmodum etiam<text:line-break/>alias facere consuevit. Verum hoc facto non morbi dum-<text:line-break/>taxat, fed etiam sanitatis ipsius cau<text:span text:style-name="Default_20_Paragraph_20_Font"><text:span text:style-name="T1">t</text:span></text:span>am aliquam pronun-<text:line-break/>elabi t et, quae minime vult, cogetur aliquem morbum esse<text:line-break/>calidum et frigidum et humidum et siccum fateri. Quas<text:line-break/>ob res ne vana nugetur, neque stupidorum more alia alias<text:line-break/>excogitet, dum stoicos extollit interdum et i<text:span text:style-name="Default_20_Paragraph_20_Font"><text:span text:style-name="T1">n</text:span></text:span>terdum ipso-<text:line-break/>rum decreta evertit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dc:title>Galeni opera omnia / vol. 18a</dc:title>
    <dc:subject/>
    <meta:initial-creator>Galien</meta:initial-creator>
    <meta:creation-date>2023-01-19T10:57:00Z</meta:creation-date>
    <dc:date>2023-01-19T11:58:45.310000000</dc:date>
    <meta:editing-cycles>5</meta:editing-cycles>
    <meta:editing-duration>PT2M13S</meta:editing-duration>
    <meta:document-statistic meta:table-count="0" meta:image-count="0" meta:object-count="0" meta:page-count="54" meta:paragraph-count="70" meta:word-count="7563" meta:character-count="51978" meta:non-whitespace-character-count="44486"/>
    <meta:template xlink:type="simple" xlink:actuate="onRequest" xlink:title="" xlink:href="Normal.dotm"/>
  </office:meta>
</office:document-meta>
</file>